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500000016F0ECE51AC29AAD12.jpg" manifest:media-type="image/jpeg"/>
  <manifest:file-entry manifest:full-path="Pictures/10000000000001B0000000528AF98B6746D74B20.jpg" manifest:media-type="image/jpeg"/>
  <manifest:file-entry manifest:full-path="Pictures/100000000000002F00000059A706985BD2A33DF1.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ans-serif"/>
    <style:font-face style:name="Mangal2" svg:font-family="Mangal"/>
    <style:font-face style:name="Times New Roman1" svg:font-family="'Times New Roman', serif"/>
    <style:font-face style:name="Courier New" svg:font-family="'Courier New'" style:font-family-generic="modern"/>
    <style:font-face style:name="Mangal1" svg:font-family="Mang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5" style:family="table">
      <style:table-properties style:width="16.544cm" table:align="left" style:writing-mode="lr-tb"/>
    </style:style>
    <style:style style:name="Tabla5.A" style:family="table-column">
      <style:table-column-properties style:column-width="4.14cm"/>
    </style:style>
    <style:style style:name="Tabla5.B" style:family="table-column">
      <style:table-column-properties style:column-width="3.785cm"/>
    </style:style>
    <style:style style:name="Tabla5.C" style:family="table-column">
      <style:table-column-properties style:column-width="2.064cm"/>
    </style:style>
    <style:style style:name="Tabla5.D" style:family="table-column">
      <style:table-column-properties style:column-width="4.129cm"/>
    </style:style>
    <style:style style:name="Tabla5.E" style:family="table-column">
      <style:table-column-properties style:column-width="2.425cm"/>
    </style:style>
    <style:style style:name="Tabla5.1" style:family="table-row">
      <style:table-row-properties style:min-row-height="0.829cm" fo:keep-together="auto"/>
    </style:style>
    <style:style style:name="Tabla5.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5.2" style:family="table-row">
      <style:table-row-properties style:min-row-height="0.573cm" fo:keep-together="auto"/>
    </style:style>
    <style:style style:name="Tabla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E2" style:family="table-cell">
      <style:table-cell-properties style:vertical-align="top" fo:padding-left="0.123cm" fo:padding-right="0.123cm" fo:padding-top="0cm" fo:padding-bottom="0cm" fo:border="0.5pt solid #000000" style:writing-mode="lr-tb"/>
    </style:style>
    <style:style style:name="Tabla6" style:family="table">
      <style:table-properties style:width="16.544cm" table:align="left" style:writing-mode="lr-tb"/>
    </style:style>
    <style:style style:name="Tabla6.A" style:family="table-column">
      <style:table-column-properties style:column-width="16.544cm"/>
    </style:style>
    <style:style style:name="Tabla6.1" style:family="table-row">
      <style:table-row-properties style:min-row-height="6.131cm" fo:keep-together="auto"/>
    </style:style>
    <style:style style:name="Tabla6.A1" style:family="table-cell">
      <style:table-cell-properties style:vertical-align="top" fo:padding-left="0.123cm" fo:padding-right="0.123cm" fo:padding-top="0cm" fo:padding-bottom="0cm" fo:border="0.5pt solid #000000" style:writing-mode="lr-tb"/>
    </style:style>
    <style:style style:name="Tabla7" style:family="table">
      <style:table-properties style:width="16.544cm" table:align="left" style:writing-mode="lr-tb"/>
    </style:style>
    <style:style style:name="Tabla7.A" style:family="table-column">
      <style:table-column-properties style:column-width="4.14cm"/>
    </style:style>
    <style:style style:name="Tabla7.B" style:family="table-column">
      <style:table-column-properties style:column-width="3.785cm"/>
    </style:style>
    <style:style style:name="Tabla7.C" style:family="table-column">
      <style:table-column-properties style:column-width="2.064cm"/>
    </style:style>
    <style:style style:name="Tabla7.D" style:family="table-column">
      <style:table-column-properties style:column-width="4.129cm"/>
    </style:style>
    <style:style style:name="Tabla7.E" style:family="table-column">
      <style:table-column-properties style:column-width="2.425cm"/>
    </style:style>
    <style:style style:name="Tabla7.1" style:family="table-row">
      <style:table-row-properties style:min-row-height="0.829cm" fo:keep-together="auto"/>
    </style:style>
    <style:style style:name="Tabla7.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7.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7.2" style:family="table-row">
      <style:table-row-properties style:min-row-height="0.573cm" fo:keep-together="auto"/>
    </style:style>
    <style:style style:name="Tabla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E2" style:family="table-cell" style:data-style-name="N0">
      <style:table-cell-properties style:vertical-align="top" fo:padding-left="0.123cm" fo:padding-right="0.123cm" fo:padding-top="0cm" fo:padding-bottom="0cm" fo:border="0.5pt solid #000000" style:writing-mode="lr-tb"/>
    </style:style>
    <style:style style:name="Tabla8" style:family="table">
      <style:table-properties style:width="16.544cm" table:align="left" style:writing-mode="lr-tb"/>
    </style:style>
    <style:style style:name="Tabla8.A" style:family="table-column">
      <style:table-column-properties style:column-width="16.544cm"/>
    </style:style>
    <style:style style:name="Tabla8.1" style:family="table-row">
      <style:table-row-properties style:min-row-height="6.131cm" fo:keep-together="auto"/>
    </style:style>
    <style:style style:name="Tabla8.A1" style:family="table-cell">
      <style:table-cell-properties style:vertical-align="top" fo:padding-left="0.123cm" fo:padding-right="0.123cm" fo:padding-top="0cm" fo:padding-bottom="0cm" fo:border="0.5pt solid #000000" style:writing-mode="lr-tb"/>
    </style:style>
    <style:style style:name="Tabla11" style:family="table">
      <style:table-properties style:width="16.544cm" table:align="left" style:writing-mode="lr-tb"/>
    </style:style>
    <style:style style:name="Tabla11.A" style:family="table-column">
      <style:table-column-properties style:column-width="4.14cm"/>
    </style:style>
    <style:style style:name="Tabla11.B" style:family="table-column">
      <style:table-column-properties style:column-width="3.785cm"/>
    </style:style>
    <style:style style:name="Tabla11.C" style:family="table-column">
      <style:table-column-properties style:column-width="2.064cm"/>
    </style:style>
    <style:style style:name="Tabla11.D" style:family="table-column">
      <style:table-column-properties style:column-width="4.129cm"/>
    </style:style>
    <style:style style:name="Tabla11.E" style:family="table-column">
      <style:table-column-properties style:column-width="2.425cm"/>
    </style:style>
    <style:style style:name="Tabla11.1" style:family="table-row">
      <style:table-row-properties style:min-row-height="0.829cm" fo:keep-together="auto"/>
    </style:style>
    <style:style style:name="Tabla1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1.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1.2" style:family="table-row">
      <style:table-row-properties style:min-row-height="0.573cm" fo:keep-together="auto"/>
    </style:style>
    <style:style style:name="Tabla1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2" style:family="table-cell">
      <style:table-cell-properties style:vertical-align="top" fo:padding-left="0.123cm" fo:padding-right="0.123cm" fo:padding-top="0cm" fo:padding-bottom="0cm" fo:border="0.5pt solid #000000" style:writing-mode="lr-tb"/>
    </style:style>
    <style:style style:name="Tabla12" style:family="table">
      <style:table-properties style:width="16.544cm" table:align="left" style:writing-mode="lr-tb"/>
    </style:style>
    <style:style style:name="Tabla12.A" style:family="table-column">
      <style:table-column-properties style:column-width="16.544cm"/>
    </style:style>
    <style:style style:name="Tabla12.1" style:family="table-row">
      <style:table-row-properties style:min-row-height="6.131cm" fo:keep-together="auto"/>
    </style:style>
    <style:style style:name="Tabla12.A1" style:family="table-cell">
      <style:table-cell-properties style:vertical-align="top" fo:padding-left="0.123cm" fo:padding-right="0.123cm" fo:padding-top="0cm" fo:padding-bottom="0cm" fo:border="0.5pt solid #000000" style:writing-mode="lr-tb"/>
    </style:style>
    <style:style style:name="Tabla1" style:family="table">
      <style:table-properties style:width="16.579cm" table:align="left" style:writing-mode="lr-tb"/>
    </style:style>
    <style:style style:name="Tabla1.A" style:family="table-column">
      <style:table-column-properties style:column-width="4.14cm"/>
    </style:style>
    <style:style style:name="Tabla1.B" style:family="table-column">
      <style:table-column-properties style:column-width="3.785cm"/>
    </style:style>
    <style:style style:name="Tabla1.C" style:family="table-column">
      <style:table-column-properties style:column-width="2.064cm"/>
    </style:style>
    <style:style style:name="Tabla1.D" style:family="table-column">
      <style:table-column-properties style:column-width="4.129cm"/>
    </style:style>
    <style:style style:name="Tabla1.E" style:family="table-column">
      <style:table-column-properties style:column-width="2.461cm"/>
    </style:style>
    <style:style style:name="Tabla1.1" style:family="table-row">
      <style:table-row-properties style:min-row-height="0.829cm" fo:keep-together="auto"/>
    </style:style>
    <style:style style:name="Tabla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2" style:family="table-row">
      <style:table-row-properties style:min-row-height="0.855cm" fo:keep-together="auto"/>
    </style:style>
    <style:style style:name="Tabla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E2" style:family="table-cell">
      <style:table-cell-properties style:vertical-align="top" fo:padding-left="0.123cm" fo:padding-right="0.123cm" fo:padding-top="0cm" fo:padding-bottom="0cm" fo:border="0.5pt solid #000000" style:writing-mode="lr-tb"/>
    </style:style>
    <style:style style:name="Tabla2" style:family="table">
      <style:table-properties style:width="16.579cm" table:align="left" style:writing-mode="lr-tb"/>
    </style:style>
    <style:style style:name="Tabla2.A" style:family="table-column">
      <style:table-column-properties style:column-width="16.579cm"/>
    </style:style>
    <style:style style:name="Tabla2.1" style:family="table-row">
      <style:table-row-properties style:min-row-height="6.131cm" fo:keep-together="auto"/>
    </style:style>
    <style:style style:name="Tabla2.A1" style:family="table-cell">
      <style:table-cell-properties style:vertical-align="top" fo:padding-left="0.123cm" fo:padding-right="0.123cm" fo:padding-top="0cm" fo:padding-bottom="0cm" fo:border="0.5pt solid #000000" style:writing-mode="lr-tb"/>
    </style:style>
    <style:style style:name="Tabla17" style:family="table">
      <style:table-properties style:width="16.614cm" table:align="left" style:writing-mode="lr-tb"/>
    </style:style>
    <style:style style:name="Tabla17.A" style:family="table-column">
      <style:table-column-properties style:column-width="4.14cm"/>
    </style:style>
    <style:style style:name="Tabla17.B" style:family="table-column">
      <style:table-column-properties style:column-width="3.785cm"/>
    </style:style>
    <style:style style:name="Tabla17.C" style:family="table-column">
      <style:table-column-properties style:column-width="2.064cm"/>
    </style:style>
    <style:style style:name="Tabla17.D" style:family="table-column">
      <style:table-column-properties style:column-width="4.129cm"/>
    </style:style>
    <style:style style:name="Tabla17.E" style:family="table-column">
      <style:table-column-properties style:column-width="2.496cm"/>
    </style:style>
    <style:style style:name="Tabla17.1" style:family="table-row">
      <style:table-row-properties style:min-row-height="0.829cm" fo:keep-together="auto"/>
    </style:style>
    <style:style style:name="Tabla17.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7.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7.2" style:family="table-row">
      <style:table-row-properties style:min-row-height="0.855cm" fo:keep-together="auto"/>
    </style:style>
    <style:style style:name="Tabla1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E2" style:family="table-cell">
      <style:table-cell-properties style:vertical-align="top" fo:padding-left="0.123cm" fo:padding-right="0.123cm" fo:padding-top="0cm" fo:padding-bottom="0cm" fo:border="0.5pt solid #000000" style:writing-mode="lr-tb"/>
    </style:style>
    <style:style style:name="Tabla18" style:family="table">
      <style:table-properties style:width="16.614cm" table:align="left" style:writing-mode="lr-tb"/>
    </style:style>
    <style:style style:name="Tabla18.A" style:family="table-column">
      <style:table-column-properties style:column-width="16.614cm"/>
    </style:style>
    <style:style style:name="Tabla18.1" style:family="table-row">
      <style:table-row-properties style:min-row-height="6.131cm" fo:keep-together="auto"/>
    </style:style>
    <style:style style:name="Tabla18.A1" style:family="table-cell">
      <style:table-cell-properties style:vertical-align="top" fo:padding-left="0.123cm" fo:padding-right="0.123cm" fo:padding-top="0cm" fo:padding-bottom="0cm" fo:border="0.5pt solid #000000" style:writing-mode="lr-tb"/>
    </style:style>
    <style:style style:name="Tabla19" style:family="table">
      <style:table-properties style:width="16.614cm" table:align="left" style:writing-mode="lr-tb"/>
    </style:style>
    <style:style style:name="Tabla19.A" style:family="table-column">
      <style:table-column-properties style:column-width="4.14cm"/>
    </style:style>
    <style:style style:name="Tabla19.B" style:family="table-column">
      <style:table-column-properties style:column-width="3.785cm"/>
    </style:style>
    <style:style style:name="Tabla19.C" style:family="table-column">
      <style:table-column-properties style:column-width="2.064cm"/>
    </style:style>
    <style:style style:name="Tabla19.D" style:family="table-column">
      <style:table-column-properties style:column-width="4.129cm"/>
    </style:style>
    <style:style style:name="Tabla19.E" style:family="table-column">
      <style:table-column-properties style:column-width="2.496cm"/>
    </style:style>
    <style:style style:name="Tabla19.1" style:family="table-row">
      <style:table-row-properties style:min-row-height="0.829cm" fo:keep-together="auto"/>
    </style:style>
    <style:style style:name="Tabla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9.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9.2" style:family="table-row">
      <style:table-row-properties style:min-row-height="0.855cm" fo:keep-together="auto"/>
    </style:style>
    <style:style style:name="Tabla1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9.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9.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9.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9.E2" style:family="table-cell">
      <style:table-cell-properties style:vertical-align="top" fo:padding-left="0.123cm" fo:padding-right="0.123cm" fo:padding-top="0cm" fo:padding-bottom="0cm" fo:border="0.5pt solid #000000" style:writing-mode="lr-tb"/>
    </style:style>
    <style:style style:name="Tabla20" style:family="table">
      <style:table-properties style:width="16.614cm" table:align="left" style:writing-mode="lr-tb"/>
    </style:style>
    <style:style style:name="Tabla20.A" style:family="table-column">
      <style:table-column-properties style:column-width="16.614cm"/>
    </style:style>
    <style:style style:name="Tabla20.1" style:family="table-row">
      <style:table-row-properties style:min-row-height="6.131cm" fo:keep-together="auto"/>
    </style:style>
    <style:style style:name="Tabla20.A1" style:family="table-cell">
      <style:table-cell-properties style:vertical-align="top" fo:padding-left="0.123cm" fo:padding-right="0.123cm" fo:padding-top="0cm" fo:padding-bottom="0cm" fo:border="0.5pt solid #000000" style:writing-mode="lr-tb"/>
    </style:style>
    <style:style style:name="Tabla13" style:family="table">
      <style:table-properties style:width="16.544cm" table:align="left" style:writing-mode="lr-tb"/>
    </style:style>
    <style:style style:name="Tabla13.A" style:family="table-column">
      <style:table-column-properties style:column-width="4.14cm"/>
    </style:style>
    <style:style style:name="Tabla13.B" style:family="table-column">
      <style:table-column-properties style:column-width="3.785cm"/>
    </style:style>
    <style:style style:name="Tabla13.C" style:family="table-column">
      <style:table-column-properties style:column-width="2.064cm"/>
    </style:style>
    <style:style style:name="Tabla13.D" style:family="table-column">
      <style:table-column-properties style:column-width="4.129cm"/>
    </style:style>
    <style:style style:name="Tabla13.E" style:family="table-column">
      <style:table-column-properties style:column-width="2.425cm"/>
    </style:style>
    <style:style style:name="Tabla13.1" style:family="table-row">
      <style:table-row-properties style:min-row-height="0.829cm" fo:keep-together="auto"/>
    </style:style>
    <style:style style:name="Tabla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3.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3.2" style:family="table-row">
      <style:table-row-properties style:min-row-height="0.573cm" fo:keep-together="auto"/>
    </style:style>
    <style:style style:name="Tabla1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3.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3.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3.E2" style:family="table-cell">
      <style:table-cell-properties style:vertical-align="top" fo:padding-left="0.123cm" fo:padding-right="0.123cm" fo:padding-top="0cm" fo:padding-bottom="0cm" fo:border="0.5pt solid #000000" style:writing-mode="lr-tb"/>
    </style:style>
    <style:style style:name="Tabla14" style:family="table">
      <style:table-properties style:width="16.544cm" table:align="left" style:writing-mode="lr-tb"/>
    </style:style>
    <style:style style:name="Tabla14.A" style:family="table-column">
      <style:table-column-properties style:column-width="16.544cm"/>
    </style:style>
    <style:style style:name="Tabla14.1" style:family="table-row">
      <style:table-row-properties style:min-row-height="6.131cm" fo:keep-together="auto"/>
    </style:style>
    <style:style style:name="Tabla14.A1" style:family="table-cell">
      <style:table-cell-properties style:vertical-align="top" fo:padding-left="0.123cm" fo:padding-right="0.123cm" fo:padding-top="0cm" fo:padding-bottom="0cm" fo:border="0.5pt solid #000000" style:writing-mode="lr-tb"/>
    </style:style>
    <style:style style:name="Tabla21" style:family="table">
      <style:table-properties style:width="16.614cm" table:align="left" style:writing-mode="lr-tb"/>
    </style:style>
    <style:style style:name="Tabla21.A" style:family="table-column">
      <style:table-column-properties style:column-width="4.14cm"/>
    </style:style>
    <style:style style:name="Tabla21.B" style:family="table-column">
      <style:table-column-properties style:column-width="3.785cm"/>
    </style:style>
    <style:style style:name="Tabla21.C" style:family="table-column">
      <style:table-column-properties style:column-width="2.064cm"/>
    </style:style>
    <style:style style:name="Tabla21.D" style:family="table-column">
      <style:table-column-properties style:column-width="4.129cm"/>
    </style:style>
    <style:style style:name="Tabla21.E" style:family="table-column">
      <style:table-column-properties style:column-width="2.496cm"/>
    </style:style>
    <style:style style:name="Tabla21.1" style:family="table-row">
      <style:table-row-properties style:min-row-height="0.829cm" fo:keep-together="auto"/>
    </style:style>
    <style:style style:name="Tabla2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1.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1.2" style:family="table-row">
      <style:table-row-properties style:min-row-height="0.855cm" fo:keep-together="auto"/>
    </style:style>
    <style:style style:name="Tabla2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1.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1.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1.E2" style:family="table-cell">
      <style:table-cell-properties style:vertical-align="top" fo:padding-left="0.123cm" fo:padding-right="0.123cm" fo:padding-top="0cm" fo:padding-bottom="0cm" fo:border="0.5pt solid #000000" style:writing-mode="lr-tb"/>
    </style:style>
    <style:style style:name="Tabla22" style:family="table">
      <style:table-properties style:width="16.614cm" table:align="left" style:writing-mode="lr-tb"/>
    </style:style>
    <style:style style:name="Tabla22.A" style:family="table-column">
      <style:table-column-properties style:column-width="16.614cm"/>
    </style:style>
    <style:style style:name="Tabla22.1" style:family="table-row">
      <style:table-row-properties style:min-row-height="6.131cm" fo:keep-together="auto"/>
    </style:style>
    <style:style style:name="Tabla22.A1" style:family="table-cell">
      <style:table-cell-properties style:vertical-align="top" fo:padding-left="0.123cm" fo:padding-right="0.123cm" fo:padding-top="0cm" fo:padding-bottom="0cm" fo:border="0.5pt solid #000000" style:writing-mode="lr-tb"/>
    </style:style>
    <style:style style:name="Tabla3" style:family="table">
      <style:table-properties style:width="16.579cm" table:align="left" style:writing-mode="lr-tb"/>
    </style:style>
    <style:style style:name="Tabla3.A" style:family="table-column">
      <style:table-column-properties style:column-width="4.14cm"/>
    </style:style>
    <style:style style:name="Tabla3.B" style:family="table-column">
      <style:table-column-properties style:column-width="3.785cm"/>
    </style:style>
    <style:style style:name="Tabla3.C" style:family="table-column">
      <style:table-column-properties style:column-width="2.064cm"/>
    </style:style>
    <style:style style:name="Tabla3.D" style:family="table-column">
      <style:table-column-properties style:column-width="4.129cm"/>
    </style:style>
    <style:style style:name="Tabla3.E" style:family="table-column">
      <style:table-column-properties style:column-width="2.461cm"/>
    </style:style>
    <style:style style:name="Tabla3.1" style:family="table-row">
      <style:table-row-properties style:min-row-height="0.829cm" fo:keep-together="auto"/>
    </style:style>
    <style:style style:name="Tabla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2" style:family="table-row">
      <style:table-row-properties style:min-row-height="0.855cm" fo:keep-together="auto"/>
    </style:style>
    <style:style style:name="Tabla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E2" style:family="table-cell">
      <style:table-cell-properties style:vertical-align="top" fo:padding-left="0.123cm" fo:padding-right="0.123cm" fo:padding-top="0cm" fo:padding-bottom="0cm" fo:border="0.5pt solid #000000" style:writing-mode="lr-tb"/>
    </style:style>
    <style:style style:name="Tabla4" style:family="table">
      <style:table-properties style:width="16.579cm" table:align="left" style:writing-mode="lr-tb"/>
    </style:style>
    <style:style style:name="Tabla4.A" style:family="table-column">
      <style:table-column-properties style:column-width="16.579cm"/>
    </style:style>
    <style:style style:name="Tabla4.1" style:family="table-row">
      <style:table-row-properties style:min-row-height="6.131cm" fo:keep-together="auto"/>
    </style:style>
    <style:style style:name="Tabla4.A1" style:family="table-cell">
      <style:table-cell-properties style:vertical-align="top" fo:padding-left="0.123cm" fo:padding-right="0.123cm" fo:padding-top="0cm" fo:padding-bottom="0cm" fo:border="0.5pt solid #000000" style:writing-mode="lr-tb"/>
    </style:style>
    <style:style style:name="Tabla15" style:family="table">
      <style:table-properties style:width="16.579cm" table:align="left" style:writing-mode="lr-tb"/>
    </style:style>
    <style:style style:name="Tabla15.A" style:family="table-column">
      <style:table-column-properties style:column-width="4.14cm"/>
    </style:style>
    <style:style style:name="Tabla15.B" style:family="table-column">
      <style:table-column-properties style:column-width="3.785cm"/>
    </style:style>
    <style:style style:name="Tabla15.C" style:family="table-column">
      <style:table-column-properties style:column-width="2.064cm"/>
    </style:style>
    <style:style style:name="Tabla15.D" style:family="table-column">
      <style:table-column-properties style:column-width="4.129cm"/>
    </style:style>
    <style:style style:name="Tabla15.E" style:family="table-column">
      <style:table-column-properties style:column-width="2.461cm"/>
    </style:style>
    <style:style style:name="Tabla15.1" style:family="table-row">
      <style:table-row-properties style:min-row-height="0.829cm" fo:keep-together="auto"/>
    </style:style>
    <style:style style:name="Tabla15.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5.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5.2" style:family="table-row">
      <style:table-row-properties style:min-row-height="0.855cm" fo:keep-together="auto"/>
    </style:style>
    <style:style style:name="Tabla1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5.E2" style:family="table-cell">
      <style:table-cell-properties style:vertical-align="top" fo:padding-left="0.123cm" fo:padding-right="0.123cm" fo:padding-top="0cm" fo:padding-bottom="0cm" fo:border="0.5pt solid #000000" style:writing-mode="lr-tb"/>
    </style:style>
    <style:style style:name="Tabla16" style:family="table">
      <style:table-properties style:width="16.579cm" table:align="left" style:writing-mode="lr-tb"/>
    </style:style>
    <style:style style:name="Tabla16.A" style:family="table-column">
      <style:table-column-properties style:column-width="16.579cm"/>
    </style:style>
    <style:style style:name="Tabla16.1" style:family="table-row">
      <style:table-row-properties style:min-row-height="6.131cm" fo:keep-together="auto"/>
    </style:style>
    <style:style style:name="Tabla16.A1"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margin-left="14.702cm" fo:margin-right="-0.002cm" fo:margin-top="0cm" fo:margin-bottom="0.847cm" loext:contextual-spacing="false" fo:text-align="end" style:justify-single-word="false" fo:text-indent="-0.199cm" style:auto-text-indent="false">
        <style:tab-stops>
          <style:tab-stop style:position="7.5cm" style:type="center"/>
        </style:tab-stops>
      </style:paragraph-properties>
      <style:text-properties fo:font-size="10pt" style:font-size-asian="10pt"/>
    </style:style>
    <style:style style:name="P2" style:family="paragraph" style:parent-style-name="Header">
      <style:paragraph-properties fo:margin-left="-0.75cm" fo:margin-right="0cm" fo:margin-top="0.423cm" fo:margin-bottom="0.212cm" loext:contextual-spacing="false" fo:text-indent="0cm" style:auto-text-indent="false">
        <style:tab-stops>
          <style:tab-stop style:position="0.25cm"/>
          <style:tab-stop style:position="7.5cm" style:type="center"/>
          <style:tab-stop style:position="15cm" style:type="right"/>
        </style:tab-stops>
      </style:paragraph-properties>
    </style:style>
    <style:style style:name="P3" style:family="paragraph" style:parent-style-name="Header">
      <style:paragraph-properties fo:margin-left="-0.75cm" fo:margin-right="0cm" fo:margin-top="0.423cm" fo:margin-bottom="0.212cm" loext:contextual-spacing="false" fo:text-align="start" style:justify-single-word="false" fo:text-indent="0cm" style:auto-text-indent="false">
        <style:tab-stops>
          <style:tab-stop style:position="0.25cm"/>
          <style:tab-stop style:position="7.5cm" style:type="center"/>
          <style:tab-stop style:position="15cm" style:type="right"/>
        </style:tab-stops>
      </style:paragraph-properties>
      <style:text-properties style:font-name="Arial" fo:font-size="12pt" fo:language="es" fo:country="ES" officeooo:paragraph-rsid="001ab1c9" style:font-size-asian="12pt" style:language-asian="es" style:country-asian="ES" style:font-size-complex="12pt"/>
    </style:style>
    <style:style style:name="P4" style:family="paragraph" style:parent-style-name="Footer">
      <style:text-properties fo:font-size="8pt" style:font-size-asian="8pt" style:font-size-complex="8pt"/>
    </style:style>
    <style:style style:name="P5" style:family="paragraph" style:parent-style-name="Footer">
      <style:paragraph-properties fo:text-align="center" style:justify-single-word="false"/>
      <style:text-properties fo:font-size="8pt" style:font-size-asian="8pt" style:font-size-complex="8pt"/>
    </style:style>
    <style:style style:name="P6" style:family="paragraph" style:parent-style-name="Footer">
      <style:paragraph-properties fo:text-align="center" style:justify-single-word="false" style:snap-to-layout-grid="false"/>
      <style:text-properties fo:font-size="8pt" style:font-size-asian="8pt" style:font-size-complex="8pt"/>
    </style:style>
    <style:style style:name="P7" style:family="paragraph" style:parent-style-name="Footer">
      <style:text-properties fo:font-size="8pt" fo:language="pt" fo:country="BR" style:font-size-asian="8pt" style:font-size-complex="8pt"/>
    </style:style>
    <style:style style:name="P8" style:family="paragraph" style:parent-style-name="Footer">
      <style:paragraph-properties fo:text-align="end" style:justify-single-word="false"/>
    </style:style>
    <style:style style:name="P9" style:family="paragraph" style:parent-style-name="Footer">
      <style:text-properties fo:language="pt" fo:country="BR"/>
    </style:style>
    <style:style style:name="P10" style:family="paragraph" style:parent-style-name="Footer">
      <style:paragraph-properties fo:margin-left="0cm" fo:margin-right="0.635cm" fo:line-height="150%" fo:text-align="end" style:justify-single-word="false" fo:text-indent="0cm" style:auto-text-indent="false">
        <style:tab-stops>
          <style:tab-stop style:position="11.77cm"/>
        </style:tab-stops>
      </style:paragraph-properties>
    </style:style>
    <style:style style:name="P11" style:family="paragraph" style:parent-style-name="Standard">
      <style:text-properties fo:language="es" fo:country="ES" style:font-size-complex="11pt"/>
    </style:style>
    <style:style style:name="P12" style:family="paragraph" style:parent-style-name="Standard">
      <style:text-properties fo:language="es" fo:country="ES" officeooo:paragraph-rsid="00192f7f" style:font-size-complex="11pt"/>
    </style:style>
    <style:style style:name="P13" style:family="paragraph" style:parent-style-name="Standard">
      <style:text-properties fo:language="es" fo:country="ES" fo:font-weight="bold" style:font-weight-asian="bold" style:font-size-complex="11pt"/>
    </style:style>
    <style:style style:name="P14" style:family="paragraph" style:parent-style-name="Standard">
      <style:text-properties fo:font-size="10pt" fo:language="es" fo:country="ES" fo:font-weight="bold" style:font-size-asian="10pt" style:font-weight-asian="bold" style:font-size-complex="10pt"/>
    </style:style>
    <style:style style:name="P15" style:family="paragraph" style:parent-style-name="Standard">
      <style:text-properties fo:font-size="10pt" fo:language="es" fo:country="ES" style:font-size-asian="10pt" style:font-size-complex="10pt"/>
    </style:style>
    <style:style style:name="P16" style:family="paragraph" style:parent-style-name="Standard">
      <style:text-properties officeooo:paragraph-rsid="00192f7f"/>
    </style:style>
    <style:style style:name="P17" style:family="paragraph" style:parent-style-name="Standard">
      <style:paragraph-properties fo:text-align="start" style:justify-single-word="false"/>
      <style:text-properties style:font-name="Arial" fo:font-size="12pt" fo:font-weight="normal" officeooo:rsid="002617a1" officeooo:paragraph-rsid="002617a1" style:font-size-asian="12pt" style:font-weight-asian="normal" style:font-name-complex="Times New Roman" style:font-size-complex="12pt" style:font-style-complex="italic" style:font-weight-complex="normal"/>
    </style:style>
    <style:style style:name="P18" style:family="paragraph" style:parent-style-name="Standard">
      <style:paragraph-properties fo:text-align="start" style:justify-single-word="false"/>
      <style:text-properties style:font-name="Arial" fo:font-size="12pt" fo:font-weight="normal" officeooo:rsid="002617a1" officeooo:paragraph-rsid="00337a1e" style:font-size-asian="12pt" style:font-weight-asian="normal" style:font-name-complex="Times New Roman" style:font-size-complex="12pt" style:font-style-complex="italic" style:font-weight-complex="normal"/>
    </style:style>
    <style:style style:name="P19" style:family="paragraph" style:parent-style-name="Standard">
      <style:paragraph-properties fo:text-align="start" style:justify-single-word="false"/>
      <style:text-properties style:font-name="Arial" fo:font-size="12pt" fo:font-weight="normal" style:font-size-asian="12pt" style:font-weight-asian="normal" style:font-name-complex="Times New Roman" style:font-size-complex="12pt" style:font-style-complex="italic" style:font-weight-complex="normal"/>
    </style:style>
    <style:style style:name="P20" style:family="paragraph" style:parent-style-name="Standard">
      <style:paragraph-properties fo:text-align="start" style:justify-single-word="false"/>
      <style:text-properties style:font-name="Arial" fo:font-size="12pt" fo:font-weight="bold" style:font-size-asian="12pt" style:font-weight-asian="bold" style:font-name-complex="Times New Roman" style:font-size-complex="12pt" style:font-style-complex="italic"/>
    </style:style>
    <style:style style:name="P21" style:family="paragraph" style:parent-style-name="Standard">
      <style:paragraph-properties fo:text-align="start" style:justify-single-word="false"/>
      <style:text-properties style:font-name="Arial" fo:font-size="12pt" fo:font-weight="bold" officeooo:paragraph-rsid="0031a64c" style:font-size-asian="12pt" style:font-weight-asian="bold" style:font-name-complex="Times New Roman" style:font-size-complex="12pt" style:font-style-complex="italic"/>
    </style:style>
    <style:style style:name="P22" style:family="paragraph" style:parent-style-name="Standard">
      <style:paragraph-properties fo:text-align="start" style:justify-single-word="false"/>
      <style:text-properties style:font-name="Arial" fo:font-size="12pt" fo:font-weight="bold" officeooo:paragraph-rsid="0030cbde" style:font-size-asian="12pt" style:font-weight-asian="bold" style:font-name-complex="Times New Roman" style:font-size-complex="12pt" style:font-style-complex="italic"/>
    </style:style>
    <style:style style:name="P23" style:family="paragraph" style:parent-style-name="Standard">
      <style:paragraph-properties fo:text-align="start" style:justify-single-word="false"/>
      <style:text-properties style:font-name="Arial" fo:font-size="12pt" fo:font-weight="bold" officeooo:paragraph-rsid="003000cd" style:font-size-asian="12pt" style:font-weight-asian="bold" style:font-name-complex="Times New Roman" style:font-size-complex="12pt" style:font-style-complex="italic"/>
    </style:style>
    <style:style style:name="P24" style:family="paragraph" style:parent-style-name="Standard">
      <style:paragraph-properties fo:text-align="start" style:justify-single-word="false"/>
      <style:text-properties style:font-name="Arial" fo:font-size="12pt" fo:font-weight="bold" officeooo:paragraph-rsid="002fd7fc" style:font-size-asian="12pt" style:font-weight-asian="bold" style:font-name-complex="Times New Roman" style:font-size-complex="12pt" style:font-style-complex="italic"/>
    </style:style>
    <style:style style:name="P25" style:family="paragraph" style:parent-style-name="Standard">
      <style:paragraph-properties fo:text-align="center" style:justify-single-word="false"/>
      <style:text-properties style:font-name="Arial" fo:font-size="12pt" fo:font-weight="bold" officeooo:rsid="001b6b89" officeooo:paragraph-rsid="0031a64c" style:font-size-asian="12pt" style:font-weight-asian="bold" style:font-name-complex="Arial" style:font-size-complex="12pt" style:font-weight-complex="bold"/>
    </style:style>
    <style:style style:name="P26" style:family="paragraph" style:parent-style-name="Standard">
      <style:paragraph-properties fo:text-align="center" style:justify-single-word="false"/>
      <style:text-properties style:font-name="Arial" fo:font-size="12pt" fo:font-weight="bold" officeooo:rsid="00192f7f" officeooo:paragraph-rsid="0030cbde" style:font-size-asian="12pt" style:font-weight-asian="bold" style:font-name-complex="Arial" style:font-size-complex="12pt" style:font-weight-complex="bold"/>
    </style:style>
    <style:style style:name="P27" style:family="paragraph" style:parent-style-name="Standard">
      <style:paragraph-properties fo:text-align="center" style:justify-single-word="false"/>
      <style:text-properties style:font-name="Arial" fo:font-size="12pt" fo:font-weight="bold" officeooo:rsid="001b540e" officeooo:paragraph-rsid="003000cd" style:font-size-asian="12pt" style:font-weight-asian="bold" style:font-name-complex="Arial" style:font-size-complex="12pt" style:font-weight-complex="bold"/>
    </style:style>
    <style:style style:name="P28" style:family="paragraph" style:parent-style-name="Standard">
      <style:paragraph-properties fo:text-align="center" style:justify-single-word="false"/>
      <style:text-properties style:font-name="Arial" fo:font-size="12pt" fo:font-weight="bold" officeooo:rsid="001951c3" officeooo:paragraph-rsid="003000cd" style:font-size-asian="12pt" style:font-weight-asian="bold" style:font-name-complex="Arial" style:font-size-complex="12pt" style:font-weight-complex="bold"/>
    </style:style>
    <style:style style:name="P29" style:family="paragraph" style:parent-style-name="Standard">
      <style:paragraph-properties fo:text-align="center" style:justify-single-word="false"/>
      <style:text-properties style:font-name="Arial" fo:font-size="12pt" fo:font-weight="bold" officeooo:rsid="002f4a71" officeooo:paragraph-rsid="003000cd" style:font-size-asian="12pt" style:font-weight-asian="bold" style:font-name-complex="Arial" style:font-size-complex="12pt" style:font-weight-complex="bold"/>
    </style:style>
    <style:style style:name="P30" style:family="paragraph" style:parent-style-name="Standard">
      <style:paragraph-properties fo:text-align="center" style:justify-single-word="false"/>
      <style:text-properties style:font-name="Arial" fo:font-size="12pt" fo:font-weight="bold" officeooo:rsid="001f214b" officeooo:paragraph-rsid="003000cd" style:font-size-asian="12pt" style:font-weight-asian="bold" style:font-name-complex="Arial" style:font-size-complex="12pt" style:font-weight-complex="bold"/>
    </style:style>
    <style:style style:name="P31" style:family="paragraph" style:parent-style-name="Standard">
      <style:paragraph-properties fo:text-align="center" style:justify-single-word="false" style:snap-to-layout-grid="false"/>
      <style:text-properties style:font-name="Arial" fo:font-size="12pt" fo:font-weight="bold" officeooo:rsid="002617a1" officeooo:paragraph-rsid="002617a1" style:font-size-asian="12pt" style:font-weight-asian="bold" style:font-name-complex="Arial" style:font-size-complex="12pt"/>
    </style:style>
    <style:style style:name="P32" style:family="paragraph" style:parent-style-name="Standard">
      <style:paragraph-properties fo:text-align="center" style:justify-single-word="false" style:snap-to-layout-grid="false"/>
      <style:text-properties style:font-name="Arial" fo:font-size="12pt" fo:font-weight="bold" officeooo:rsid="001da3af" officeooo:paragraph-rsid="001da3af" style:font-size-asian="12pt" style:font-weight-asian="bold" style:font-name-complex="Arial" style:font-size-complex="12pt"/>
    </style:style>
    <style:style style:name="P33" style:family="paragraph" style:parent-style-name="Standard">
      <style:paragraph-properties fo:text-align="center" style:justify-single-word="false" style:snap-to-layout-grid="false"/>
      <style:text-properties style:font-name="Arial" fo:font-size="12pt" fo:font-weight="bold" officeooo:rsid="001da3af" officeooo:paragraph-rsid="001eb790" style:font-size-asian="12pt" style:font-weight-asian="bold" style:font-name-complex="Arial" style:font-size-complex="12pt"/>
    </style:style>
    <style:style style:name="P34" style:family="paragraph" style:parent-style-name="Standard">
      <style:paragraph-properties fo:text-align="start" style:justify-single-word="false"/>
      <style:text-properties style:font-name="Arial" fo:font-size="12pt" officeooo:rsid="0018708f" officeooo:paragraph-rsid="0020143f" style:font-size-asian="12pt" style:font-size-complex="12pt"/>
    </style:style>
    <style:style style:name="P35" style:family="paragraph" style:parent-style-name="Standard">
      <style:paragraph-properties fo:text-align="start" style:justify-single-word="false"/>
      <style:text-properties style:font-name="Arial" fo:font-size="12pt" officeooo:rsid="0019a20c" officeooo:paragraph-rsid="001ab1c9" style:font-size-asian="12pt" style:font-size-complex="12pt"/>
    </style:style>
    <style:style style:name="P36" style:family="paragraph" style:parent-style-name="Standard">
      <style:paragraph-properties fo:text-align="start" style:justify-single-word="false"/>
      <style:text-properties style:font-name="Arial" fo:font-size="12pt" officeooo:rsid="0019a20c" officeooo:paragraph-rsid="0031a64c" style:font-size-asian="12pt" style:font-size-complex="12pt"/>
    </style:style>
    <style:style style:name="P37" style:family="paragraph" style:parent-style-name="Standard">
      <style:paragraph-properties fo:text-align="start" style:justify-single-word="false"/>
      <style:text-properties style:font-name="Arial" fo:font-size="12pt" officeooo:rsid="0015d6f1" officeooo:paragraph-rsid="003000cd" style:font-size-asian="12pt" style:font-size-complex="12pt"/>
    </style:style>
    <style:style style:name="P38" style:family="paragraph" style:parent-style-name="Standard">
      <style:paragraph-properties fo:text-align="start" style:justify-single-word="false"/>
      <style:text-properties style:font-name="Arial" fo:font-size="12pt" officeooo:rsid="0015d6f1" officeooo:paragraph-rsid="0015d6f1" style:font-size-asian="12pt" style:font-size-complex="12pt"/>
    </style:style>
    <style:style style:name="P39" style:family="paragraph" style:parent-style-name="Standard">
      <style:paragraph-properties fo:text-align="start" style:justify-single-word="false"/>
      <style:text-properties style:font-name="Arial" fo:font-size="12pt" officeooo:rsid="001a1946" officeooo:paragraph-rsid="0015d6f1" style:font-size-asian="12pt" style:font-size-complex="12pt"/>
    </style:style>
    <style:style style:name="P40" style:family="paragraph" style:parent-style-name="Standard">
      <style:paragraph-properties fo:text-align="start" style:justify-single-word="false"/>
      <style:text-properties style:font-name="Arial" fo:font-size="12pt" officeooo:rsid="00192f7f" officeooo:paragraph-rsid="0030cbde" style:font-size-asian="12pt" style:font-size-complex="12pt"/>
    </style:style>
    <style:style style:name="P41" style:family="paragraph" style:parent-style-name="Standard">
      <style:paragraph-properties fo:text-align="start" style:justify-single-word="false"/>
      <style:text-properties style:font-name="Arial" fo:font-size="12pt" officeooo:rsid="001a6f2d" officeooo:paragraph-rsid="003000cd" style:font-size-asian="12pt" style:font-size-complex="12pt"/>
    </style:style>
    <style:style style:name="P42" style:family="paragraph" style:parent-style-name="Standard">
      <style:paragraph-properties fo:text-align="start" style:justify-single-word="false"/>
      <style:text-properties style:font-name="Arial" fo:font-size="12pt" officeooo:rsid="0018ae6b" officeooo:paragraph-rsid="003000cd" style:font-size-asian="12pt" style:font-size-complex="12pt"/>
    </style:style>
    <style:style style:name="P43" style:family="paragraph" style:parent-style-name="Standard">
      <style:paragraph-properties fo:text-align="start" style:justify-single-word="false"/>
      <style:text-properties style:font-name="Arial" fo:font-size="12pt" style:font-size-asian="12pt" style:font-size-complex="12pt"/>
    </style:style>
    <style:style style:name="P44" style:family="paragraph" style:parent-style-name="Standard">
      <style:paragraph-properties fo:text-align="start" style:justify-single-word="false"/>
      <style:text-properties style:font-name="Arial" fo:font-size="12pt" officeooo:paragraph-rsid="001ab1c9" style:font-size-asian="12pt" style:font-size-complex="12pt"/>
    </style:style>
    <style:style style:name="P45" style:family="paragraph" style:parent-style-name="Standard">
      <style:paragraph-properties fo:text-align="start" style:justify-single-word="false"/>
      <style:text-properties style:font-name="Arial" fo:font-size="12pt" officeooo:paragraph-rsid="0031a64c" style:font-size-asian="12pt" style:font-size-complex="12pt"/>
    </style:style>
    <style:style style:name="P46" style:family="paragraph" style:parent-style-name="Standard">
      <style:paragraph-properties fo:text-align="start" style:justify-single-word="false"/>
      <style:text-properties style:font-name="Arial" fo:font-size="12pt" officeooo:paragraph-rsid="0030cbde" style:font-size-asian="12pt" style:font-size-complex="12pt"/>
    </style:style>
    <style:style style:name="P47" style:family="paragraph" style:parent-style-name="Standard">
      <style:paragraph-properties fo:text-align="start" style:justify-single-word="false"/>
      <style:text-properties style:font-name="Arial" fo:font-size="12pt" officeooo:paragraph-rsid="003000cd" style:font-size-asian="12pt" style:font-size-complex="12pt"/>
    </style:style>
    <style:style style:name="P48" style:family="paragraph" style:parent-style-name="Standard">
      <style:paragraph-properties fo:text-align="start" style:justify-single-word="false"/>
      <style:text-properties style:font-name="Arial" fo:font-size="12pt" officeooo:paragraph-rsid="002fd7fc" style:font-size-asian="12pt" style:font-size-complex="12pt"/>
    </style:style>
    <style:style style:name="P49" style:family="paragraph" style:parent-style-name="Standard">
      <style:paragraph-properties fo:text-align="start" style:justify-single-word="false"/>
      <style:text-properties style:font-name="Arial" fo:font-size="12pt" officeooo:paragraph-rsid="001eb790" style:font-size-asian="12pt" style:font-size-complex="12pt"/>
    </style:style>
    <style:style style:name="P50" style:family="paragraph" style:parent-style-name="Standard">
      <style:paragraph-properties fo:text-align="start" style:justify-single-word="false"/>
      <style:text-properties style:font-name="Arial" fo:font-size="12pt" officeooo:rsid="001cdbc2" style:font-size-asian="12pt" style:font-name-complex="Arial" style:font-size-complex="12pt"/>
    </style:style>
    <style:style style:name="P51" style:family="paragraph" style:parent-style-name="Standard">
      <style:paragraph-properties fo:text-align="start" style:justify-single-word="false"/>
      <style:text-properties style:font-name="Arial" fo:font-size="12pt" officeooo:rsid="001cdbc2" officeooo:paragraph-rsid="001eb790" style:font-size-asian="12pt" style:font-name-complex="Arial" style:font-size-complex="12pt"/>
    </style:style>
    <style:style style:name="P52" style:family="paragraph" style:parent-style-name="Standard">
      <style:paragraph-properties fo:text-align="start" style:justify-single-word="false"/>
      <style:text-properties style:font-name="Arial" fo:font-size="12pt" style:font-size-asian="12pt" style:font-name-complex="Arial" style:font-size-complex="12pt"/>
    </style:style>
    <style:style style:name="P53" style:family="paragraph" style:parent-style-name="Standard">
      <style:paragraph-properties fo:text-align="start" style:justify-single-word="false"/>
      <style:text-properties style:font-name="Arial" fo:font-size="12pt" officeooo:paragraph-rsid="0031a64c" style:font-size-asian="12pt" style:font-name-complex="Arial" style:font-size-complex="12pt"/>
    </style:style>
    <style:style style:name="P54" style:family="paragraph" style:parent-style-name="Standard">
      <style:paragraph-properties fo:text-align="start" style:justify-single-word="false"/>
      <style:text-properties style:font-name="Arial" fo:font-size="12pt" officeooo:paragraph-rsid="0030cbde" style:font-size-asian="12pt" style:font-name-complex="Arial" style:font-size-complex="12pt"/>
    </style:style>
    <style:style style:name="P55" style:family="paragraph" style:parent-style-name="Standard">
      <style:paragraph-properties fo:text-align="start" style:justify-single-word="false"/>
      <style:text-properties style:font-name="Arial" fo:font-size="12pt" officeooo:paragraph-rsid="003000cd" style:font-size-asian="12pt" style:font-name-complex="Arial" style:font-size-complex="12pt"/>
    </style:style>
    <style:style style:name="P56" style:family="paragraph" style:parent-style-name="Standard">
      <style:paragraph-properties fo:text-align="start" style:justify-single-word="false"/>
      <style:text-properties style:font-name="Arial" fo:font-size="12pt" officeooo:paragraph-rsid="001eb790" style:font-size-asian="12pt" style:font-name-complex="Arial" style:font-size-complex="12pt"/>
    </style:style>
    <style:style style:name="P57" style:family="paragraph" style:parent-style-name="Standard">
      <style:paragraph-properties fo:text-align="start" style:justify-single-word="false"/>
      <style:text-properties style:font-name="Arial" fo:font-size="12pt" officeooo:paragraph-rsid="002fd7fc" style:font-size-asian="12pt" style:font-name-complex="Arial" style:font-size-complex="12pt"/>
    </style:style>
    <style:style style:name="P58" style:family="paragraph" style:parent-style-name="Standard">
      <style:paragraph-properties fo:text-align="center" style:justify-single-word="false"/>
      <style:text-properties style:font-name="Arial" fo:font-size="12pt" officeooo:paragraph-rsid="002fd7fc" style:font-size-asian="12pt" style:font-name-complex="Arial" style:font-size-complex="12pt"/>
    </style:style>
    <style:style style:name="P59" style:family="paragraph" style:parent-style-name="Standard">
      <style:paragraph-properties fo:text-align="start" style:justify-single-word="false"/>
      <style:text-properties style:font-name="Arial" fo:font-size="12pt" fo:language="es" fo:country="ES" officeooo:paragraph-rsid="001ab1c9" style:font-size-asian="12pt" style:language-asian="es" style:country-asian="ES" style:font-name-complex="Arial" style:font-size-complex="12pt"/>
    </style:style>
    <style:style style:name="P60" style:family="paragraph" style:parent-style-name="Standard">
      <style:paragraph-properties fo:text-align="start" style:justify-single-word="false"/>
      <style:text-properties style:font-name="Arial" fo:font-size="12pt" fo:language="es" fo:country="ES" style:font-size-asian="12pt" style:language-asian="es" style:country-asian="ES" style:font-size-complex="12pt"/>
    </style:style>
    <style:style style:name="P61" style:family="paragraph" style:parent-style-name="Standard">
      <style:paragraph-properties fo:text-align="start" style:justify-single-word="false"/>
      <style:text-properties style:use-window-font-color="true" style:font-name="Arial" fo:font-size="12pt" fo:language="es" fo:country="ES" fo:font-weight="normal" officeooo:rsid="001960a6" officeooo:paragraph-rsid="003000cd"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62" style:family="paragraph" style:parent-style-name="Sangría_20_2_20_de_20_t._20_independiente">
      <style:paragraph-properties fo:margin-left="0cm" fo:margin-right="0cm" fo:text-indent="0cm" style:auto-text-indent="false"/>
      <style:text-properties fo:font-size="10pt" fo:font-weight="normal" style:font-size-asian="10pt" style:font-weight-asian="normal" style:font-size-complex="10pt"/>
    </style:style>
    <style:style style:name="P63" style:family="paragraph" style:parent-style-name="Sangría_20_2_20_de_20_t._20_independiente">
      <style:paragraph-properties fo:margin-left="0cm" fo:margin-right="0cm" fo:text-indent="0cm" style:auto-text-indent="false"/>
      <style:text-properties fo:font-size="11pt" fo:font-weight="normal" style:font-size-asian="11pt" style:font-weight-asian="normal" style:font-size-complex="11pt"/>
    </style:style>
    <style:style style:name="P64" style:family="paragraph" style:parent-style-name="Text_20_body">
      <style:paragraph-properties fo:margin-left="0cm" fo:margin-right="0cm" fo:margin-top="0cm" fo:margin-bottom="0.101cm" loext:contextual-spacing="false" fo:line-height="100%" fo:text-align="start" style:justify-single-word="false" fo:text-indent="0cm" style:auto-text-indent="false"/>
      <style:text-properties style:use-window-font-color="true" style:font-name="Arial" fo:font-size="12pt" fo:language="es" fo:country="ES" fo:font-weight="normal" officeooo:rsid="001960a6" officeooo:paragraph-rsid="0030cbde"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65" style:family="paragraph" style:parent-style-name="Text_20_body">
      <style:paragraph-properties fo:margin-left="0cm" fo:margin-right="0cm" fo:margin-top="0cm" fo:margin-bottom="0.101cm" loext:contextual-spacing="false" fo:line-height="100%" fo:text-align="start" style:justify-single-word="false" fo:text-indent="0cm" style:auto-text-indent="false"/>
      <style:text-properties style:use-window-font-color="true" style:font-name="Arial" fo:font-size="12pt" fo:language="es" fo:country="ES" fo:font-weight="normal" officeooo:rsid="001960a6" officeooo:paragraph-rsid="003000cd"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66" style:family="paragraph" style:parent-style-name="Text_20_body">
      <style:paragraph-properties fo:margin-left="0cm" fo:margin-right="0cm" fo:margin-top="0cm" fo:margin-bottom="0.101cm" loext:contextual-spacing="false" fo:line-height="100%" fo:text-align="start" style:justify-single-word="false" fo:text-indent="0cm" style:auto-text-indent="false"/>
      <style:text-properties style:font-name="Arial" fo:font-size="12pt" officeooo:paragraph-rsid="0031a64c" style:font-size-asian="12pt" style:font-size-complex="12pt"/>
    </style:style>
    <style:style style:name="P67" style:family="paragraph" style:parent-style-name="Text_20_body">
      <style:paragraph-properties fo:margin-left="0cm" fo:margin-right="0cm" fo:margin-top="0cm" fo:margin-bottom="0.101cm" loext:contextual-spacing="false" fo:line-height="100%" fo:text-align="start" style:justify-single-word="false" fo:text-indent="0cm" style:auto-text-indent="false"/>
      <style:text-properties style:font-name="Arial" fo:font-size="12pt" officeooo:paragraph-rsid="0030cbde" style:font-size-asian="12pt" style:font-size-complex="12pt"/>
    </style:style>
    <style:style style:name="P68" style:family="paragraph" style:parent-style-name="Text_20_body">
      <style:paragraph-properties fo:margin-left="0cm" fo:margin-right="0cm" fo:margin-top="0cm" fo:margin-bottom="0.101cm" loext:contextual-spacing="false" fo:line-height="100%" fo:text-align="start" style:justify-single-word="false" fo:text-indent="0cm" style:auto-text-indent="false"/>
      <style:text-properties style:font-name="Arial" fo:font-size="12pt" officeooo:paragraph-rsid="003000cd" style:font-size-asian="12pt" style:font-size-complex="12pt"/>
    </style:style>
    <style:style style:name="P69" style:family="paragraph" style:parent-style-name="Text_20_body">
      <style:paragraph-properties fo:margin-left="0cm" fo:margin-right="0cm" fo:margin-top="0cm" fo:margin-bottom="0.101cm" loext:contextual-spacing="false" fo:line-height="100%" fo:text-align="start" style:justify-single-word="false" fo:text-indent="0cm" style:auto-text-indent="false"/>
      <style:text-properties style:font-name="Arial" fo:font-size="12pt" officeooo:rsid="0021f263" officeooo:paragraph-rsid="0031a64c" style:font-size-asian="12pt" style:font-size-complex="12pt"/>
    </style:style>
    <style:style style:name="P70" style:family="paragraph" style:parent-style-name="Text_20_body">
      <style:paragraph-properties fo:margin-left="0cm" fo:margin-right="0cm" fo:margin-top="0cm" fo:margin-bottom="0.101cm" loext:contextual-spacing="false" fo:line-height="100%" fo:text-align="start" style:justify-single-word="false" fo:text-indent="0cm" style:auto-text-indent="false"/>
      <style:text-properties style:font-name="Arial" fo:font-size="12pt" fo:font-weight="normal" officeooo:rsid="001960a6" officeooo:paragraph-rsid="003000cd" style:font-size-asian="12pt" style:font-weight-asian="normal" style:font-size-complex="12pt" style:font-weight-complex="normal"/>
    </style:style>
    <style:style style:name="P71" style:family="paragraph" style:parent-style-name="Text_20_body">
      <style:paragraph-properties fo:margin-left="0cm" fo:margin-right="0cm" fo:margin-top="0cm" fo:margin-bottom="0.101cm" loext:contextual-spacing="false" fo:line-height="100%" fo:text-align="start" style:justify-single-word="false" fo:text-indent="0cm" style:auto-text-indent="false"/>
      <style:text-properties style:font-name="Arial" fo:font-size="12pt" fo:font-weight="bold" officeooo:rsid="001960a6" officeooo:paragraph-rsid="003000cd" style:font-size-asian="12pt" style:font-weight-asian="bold" style:font-size-complex="12pt" style:font-weight-complex="normal"/>
    </style:style>
    <style:style style:name="P72" style:family="paragraph" style:parent-style-name="Standard">
      <style:paragraph-properties fo:margin-left="0cm" fo:margin-right="0cm" fo:margin-top="0cm" fo:margin-bottom="0.101cm" loext:contextual-spacing="false" fo:line-height="100%" fo:text-align="start" style:justify-single-word="false" fo:text-indent="0cm" style:auto-text-indent="false"/>
      <style:text-properties style:use-window-font-color="true" style:font-name="Arial" fo:font-size="12pt" fo:language="es" fo:country="ES" fo:font-weight="normal" officeooo:rsid="001960a6" officeooo:paragraph-rsid="003000cd"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73" style:family="paragraph" style:parent-style-name="Párrafo_20_de_20_lista">
      <style:paragraph-properties fo:margin-left="0cm" fo:margin-right="0cm" fo:margin-top="0cm" fo:margin-bottom="0cm" loext:contextual-spacing="true" fo:line-height="100%" fo:text-align="start" style:justify-single-word="false" fo:text-indent="0cm" style:auto-text-indent="false"/>
      <style:text-properties style:use-window-font-color="true" style:font-name="Arial" fo:font-size="12pt" fo:language="es" fo:country="ES" fo:font-weight="normal" officeooo:rsid="001960a6" officeooo:paragraph-rsid="0031a64c"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74" style:family="paragraph" style:parent-style-name="Párrafo_20_de_20_lista">
      <style:paragraph-properties fo:margin-left="0cm" fo:margin-right="0cm" fo:margin-top="0cm" fo:margin-bottom="0cm" loext:contextual-spacing="true" fo:line-height="100%" fo:text-align="start" style:justify-single-word="false" fo:text-indent="0cm" style:auto-text-indent="false"/>
      <style:text-properties style:use-window-font-color="true" style:font-name="Arial" fo:font-size="12pt" fo:language="es" fo:country="ES" fo:font-weight="normal" officeooo:rsid="001960a6" officeooo:paragraph-rsid="0030cbde"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75" style:family="paragraph" style:parent-style-name="Párrafo_20_de_20_lista">
      <style:paragraph-properties fo:margin-left="0cm" fo:margin-right="0cm" fo:margin-top="0cm" fo:margin-bottom="0cm" loext:contextual-spacing="true" fo:line-height="100%" fo:text-align="start" style:justify-single-word="false" fo:text-indent="0cm" style:auto-text-indent="false"/>
      <style:text-properties style:font-name="Arial" fo:font-size="12pt" officeooo:paragraph-rsid="0030cbde" style:font-size-asian="12pt" style:font-size-complex="12pt"/>
    </style:style>
    <style:style style:name="P76" style:family="paragraph" style:parent-style-name="Párrafo_20_de_20_lista">
      <style:paragraph-properties fo:margin-left="0cm" fo:margin-right="0cm" fo:margin-top="0cm" fo:margin-bottom="0cm" loext:contextual-spacing="true" fo:line-height="100%" fo:text-align="start" style:justify-single-word="false" fo:text-indent="0cm" style:auto-text-indent="false"/>
      <style:text-properties style:font-name="Arial" fo:font-size="12pt" officeooo:paragraph-rsid="002fd7fc" style:font-size-asian="12pt" style:font-name-complex="Times New Roman" style:font-size-complex="12pt"/>
    </style:style>
    <style:style style:name="P77" style:family="paragraph" style:parent-style-name="Párrafo_20_de_20_lista">
      <style:paragraph-properties fo:margin-left="0cm" fo:margin-right="0cm" fo:margin-top="0cm" fo:margin-bottom="0cm" loext:contextual-spacing="true" fo:line-height="100%" fo:text-align="start" style:justify-single-word="false" fo:text-indent="0cm" style:auto-text-indent="false"/>
      <style:text-properties style:font-name="Arial" fo:font-size="12pt" fo:font-weight="normal" style:font-size-asian="12pt" style:font-weight-asian="normal" style:font-size-complex="12pt" style:font-weight-complex="normal"/>
    </style:style>
    <style:style style:name="P78" style:family="paragraph" style:parent-style-name="Párrafo_20_de_20_lista">
      <style:paragraph-properties fo:margin-left="0cm" fo:margin-right="0cm" fo:margin-top="0cm" fo:margin-bottom="0cm" loext:contextual-spacing="true" fo:line-height="100%" fo:text-align="start" style:justify-single-word="false" fo:text-indent="0cm" style:auto-text-indent="false"/>
      <style:text-properties style:font-name="Arial" fo:font-size="12pt" fo:font-weight="normal" officeooo:rsid="00181e18" officeooo:paragraph-rsid="00181e18" style:font-size-asian="12pt" style:font-weight-asian="normal" style:font-size-complex="12pt" style:font-weight-complex="normal"/>
    </style:style>
    <style:style style:name="P79" style:family="paragraph" style:parent-style-name="Párrafo_20_de_20_lista">
      <style:paragraph-properties fo:margin-left="0cm" fo:margin-right="0cm" fo:margin-top="0cm" fo:margin-bottom="0cm" loext:contextual-spacing="true" fo:line-height="100%" fo:text-align="start" style:justify-single-word="false" fo:text-indent="0cm" style:auto-text-indent="false" style:snap-to-layout-grid="false"/>
      <style:text-properties style:font-name="Arial" fo:font-size="12pt" fo:font-weight="normal" officeooo:rsid="002bb5e9" officeooo:paragraph-rsid="002bb5e9" style:font-size-asian="12pt" style:font-weight-asian="normal" style:font-name-complex="Arial" style:font-size-complex="12pt" style:font-weight-complex="normal"/>
    </style:style>
    <style:style style:name="P80" style:family="paragraph" style:parent-style-name="Párrafo_20_de_20_lista">
      <style:paragraph-properties fo:margin-left="0cm" fo:margin-right="0cm" fo:margin-top="0cm" fo:margin-bottom="0cm" loext:contextual-spacing="true" fo:line-height="100%" fo:text-align="start" style:justify-single-word="false" fo:text-indent="0cm" style:auto-text-indent="false" style:snap-to-layout-grid="false"/>
      <style:text-properties style:font-name="Arial" fo:font-size="12pt" fo:font-weight="normal" officeooo:rsid="00181e18" officeooo:paragraph-rsid="0023f24d" style:font-size-asian="12pt" style:font-weight-asian="normal" style:font-name-complex="Arial" style:font-size-complex="12pt" style:font-weight-complex="normal"/>
    </style:style>
    <style:style style:name="P81" style:family="paragraph" style:parent-style-name="Standard">
      <style:paragraph-properties fo:margin-left="0cm" fo:margin-right="0cm" fo:text-align="start" style:justify-single-word="false" fo:text-indent="0cm" style:auto-text-indent="false"/>
      <style:text-properties style:font-name="Arial" fo:font-size="12pt" fo:font-weight="bold" officeooo:paragraph-rsid="001eb790" style:font-size-asian="12pt" style:font-weight-asian="bold" style:font-name-complex="Arial" style:font-size-complex="12pt"/>
    </style:style>
    <style:style style:name="P82" style:family="paragraph" style:parent-style-name="Footnote">
      <style:paragraph-properties fo:margin-left="0cm" fo:margin-right="0cm" fo:text-align="start" style:justify-single-word="false" fo:text-indent="0cm" style:auto-text-indent="false"/>
      <style:text-properties style:font-name="Arial" fo:font-size="12pt" officeooo:paragraph-rsid="002fd7fc" style:font-size-asian="12pt" style:font-size-complex="12pt"/>
    </style:style>
    <style:style style:name="P83" style:family="paragraph" style:parent-style-name="Standard">
      <style:paragraph-properties fo:margin-top="0cm" fo:margin-bottom="0.101cm" loext:contextual-spacing="false" fo:text-align="start" style:justify-single-word="false"/>
      <style:text-properties style:font-name="Arial" fo:font-size="12pt" fo:font-weight="bold" officeooo:paragraph-rsid="0031a64c" style:font-size-asian="12pt" style:font-weight-asian="bold" style:font-name-complex="Times New Roman" style:font-size-complex="12pt" style:font-style-complex="italic"/>
    </style:style>
    <style:style style:name="P84" style:family="paragraph" style:parent-style-name="Standard">
      <style:paragraph-properties fo:margin-top="0cm" fo:margin-bottom="0.101cm" loext:contextual-spacing="false" fo:text-align="start" style:justify-single-word="false"/>
      <style:text-properties style:font-name="Arial" fo:font-size="12pt" fo:font-weight="bold" officeooo:paragraph-rsid="003000cd" style:font-size-asian="12pt" style:font-weight-asian="bold" style:font-size-complex="12pt"/>
    </style:style>
    <style:style style:name="P85" style:family="paragraph" style:parent-style-name="Standard">
      <style:paragraph-properties fo:margin-top="0cm" fo:margin-bottom="0.101cm" loext:contextual-spacing="false" fo:text-align="start" style:justify-single-word="false"/>
      <style:text-properties style:font-name="Arial" fo:font-size="12pt" officeooo:paragraph-rsid="0030cbde" style:font-size-asian="12pt" style:font-size-complex="12pt"/>
    </style:style>
    <style:style style:name="P86" style:family="paragraph" style:parent-style-name="Standard">
      <style:paragraph-properties fo:margin-top="0cm" fo:margin-bottom="0.101cm" loext:contextual-spacing="false" fo:text-align="start" style:justify-single-word="false"/>
      <style:text-properties style:use-window-font-color="true" style:font-name="Arial" fo:font-size="12pt" fo:language="es" fo:country="ES" fo:font-weight="normal" officeooo:rsid="001960a6" officeooo:paragraph-rsid="0031a64c"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87" style:family="paragraph" style:parent-style-name="Standard">
      <style:paragraph-properties fo:margin-top="0cm" fo:margin-bottom="0.101cm" loext:contextual-spacing="false" fo:text-align="start" style:justify-single-word="false"/>
      <style:text-properties style:use-window-font-color="true" style:font-name="Arial" fo:font-size="12pt" fo:language="es" fo:country="ES" fo:font-weight="normal" officeooo:rsid="001960a6" officeooo:paragraph-rsid="003000cd"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88" style:family="paragraph" style:parent-style-name="Text_20_body">
      <style:paragraph-properties fo:margin-top="0cm" fo:margin-bottom="0.101cm" loext:contextual-spacing="false" fo:text-align="start" style:justify-single-word="false"/>
      <style:text-properties style:use-window-font-color="true" style:font-name="Arial" fo:font-size="12pt" fo:language="es" fo:country="ES" fo:font-weight="normal" officeooo:rsid="001960a6" officeooo:paragraph-rsid="0031a64c"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89" style:family="paragraph" style:parent-style-name="Text_20_body">
      <style:paragraph-properties fo:margin-top="0cm" fo:margin-bottom="0.101cm" loext:contextual-spacing="false" fo:text-align="start" style:justify-single-word="false"/>
      <style:text-properties style:use-window-font-color="true" style:font-name="Arial" fo:font-size="12pt" fo:language="es" fo:country="ES" fo:font-weight="normal" officeooo:rsid="001960a6" officeooo:paragraph-rsid="0030cbde"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90" style:family="paragraph" style:parent-style-name="Text_20_body">
      <style:paragraph-properties fo:margin-top="0cm" fo:margin-bottom="0.101cm" loext:contextual-spacing="false" fo:text-align="start" style:justify-single-word="false"/>
      <style:text-properties style:use-window-font-color="true" style:font-name="Arial" fo:font-size="12pt" fo:language="es" fo:country="ES" fo:font-weight="normal" officeooo:rsid="001960a6" officeooo:paragraph-rsid="003000cd"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91" style:family="paragraph" style:parent-style-name="Text_20_body">
      <style:paragraph-properties fo:margin-top="0cm" fo:margin-bottom="0.101cm" loext:contextual-spacing="false" fo:text-align="start" style:justify-single-word="false"/>
      <style:text-properties fo:color="#000000" style:font-name="Arial" fo:font-size="12pt" fo:font-weight="normal" officeooo:paragraph-rsid="003000cd" style:font-size-asian="12pt" style:font-weight-asian="normal" style:font-size-complex="12pt"/>
    </style:style>
    <style:style style:name="P92" style:family="paragraph" style:parent-style-name="Text_20_body">
      <style:paragraph-properties fo:text-align="start" style:justify-single-word="false"/>
      <style:text-properties style:font-name="Arial" fo:font-size="12pt" officeooo:paragraph-rsid="003000cd" style:font-size-asian="12pt" style:font-size-complex="12pt"/>
    </style:style>
    <style:style style:name="P93" style:family="paragraph" style:parent-style-name="Footnote">
      <style:paragraph-properties fo:text-align="start" style:justify-single-word="false"/>
      <style:text-properties style:font-name="Arial" fo:font-size="12pt" officeooo:rsid="001ea48a" officeooo:paragraph-rsid="0030cbde" style:font-size-asian="12pt" style:font-size-complex="12pt"/>
    </style:style>
    <style:style style:name="P94" style:family="paragraph" style:parent-style-name="Footnote">
      <style:paragraph-properties fo:text-align="start" style:justify-single-word="false"/>
      <style:text-properties style:font-name="Arial" fo:font-size="12pt" officeooo:paragraph-rsid="0031a64c" style:font-size-asian="12pt" style:font-size-complex="12pt"/>
    </style:style>
    <style:style style:name="P95" style:family="paragraph" style:parent-style-name="Footnote">
      <style:paragraph-properties fo:text-align="start" style:justify-single-word="false"/>
      <style:text-properties style:font-name="Arial" fo:font-size="12pt" officeooo:paragraph-rsid="001ab1c9" style:font-size-asian="12pt" style:font-size-complex="12pt"/>
    </style:style>
    <style:style style:name="P96" style:family="paragraph" style:parent-style-name="Footnote">
      <style:paragraph-properties fo:text-align="start" style:justify-single-word="false"/>
      <style:text-properties style:font-name="Arial" fo:font-size="12pt" officeooo:paragraph-rsid="0030cbde" style:font-size-asian="12pt" style:font-size-complex="12pt"/>
    </style:style>
    <style:style style:name="P97" style:family="paragraph" style:parent-style-name="Footnote">
      <style:paragraph-properties fo:text-align="start" style:justify-single-word="false"/>
      <style:text-properties style:font-name="Arial" fo:font-size="12pt" officeooo:paragraph-rsid="001cd56c" style:font-size-asian="12pt" style:font-size-complex="12pt"/>
    </style:style>
    <style:style style:name="P98" style:family="paragraph" style:parent-style-name="Footnote">
      <style:paragraph-properties fo:text-align="start" style:justify-single-word="false"/>
      <style:text-properties style:font-name="Arial" fo:font-size="12pt" officeooo:paragraph-rsid="002fd7fc" style:font-size-asian="12pt" style:font-size-complex="12pt"/>
    </style:style>
    <style:style style:name="P99" style:family="paragraph" style:parent-style-name="Footnote">
      <style:paragraph-properties fo:text-align="center" style:justify-single-word="false"/>
      <style:text-properties style:font-name="Arial" fo:font-size="12pt" style:font-size-asian="12pt" style:font-size-complex="12pt"/>
    </style:style>
    <style:style style:name="P100" style:family="paragraph" style:parent-style-name="Footnote">
      <style:paragraph-properties fo:text-align="center" style:justify-single-word="false"/>
      <style:text-properties style:font-name="Arial" fo:font-size="12pt" officeooo:paragraph-rsid="001cd56c" style:font-size-asian="12pt" style:font-size-complex="12pt"/>
    </style:style>
    <style:style style:name="P101" style:family="paragraph" style:parent-style-name="Footnote">
      <style:paragraph-properties fo:text-align="center" style:justify-single-word="false" style:snap-to-layout-grid="false"/>
      <style:text-properties style:font-name="Arial" fo:font-size="12pt" officeooo:rsid="00164052" officeooo:paragraph-rsid="00164052" style:font-size-asian="12pt" style:font-name-complex="Arial" style:font-size-complex="12pt"/>
    </style:style>
    <style:style style:name="P102" style:family="paragraph" style:parent-style-name="Footnote">
      <style:paragraph-properties fo:text-align="center" style:justify-single-word="false" style:snap-to-layout-grid="false"/>
      <style:text-properties style:font-name="Arial" fo:font-size="12pt" officeooo:rsid="002617a1" officeooo:paragraph-rsid="002617a1" style:font-size-asian="12pt" style:font-name-complex="Arial" style:font-size-complex="12pt"/>
    </style:style>
    <style:style style:name="P103" style:family="paragraph" style:parent-style-name="Footnote">
      <style:paragraph-properties fo:text-align="center" style:justify-single-word="false" style:snap-to-layout-grid="false"/>
      <style:text-properties style:font-name="Arial" fo:font-size="12pt" officeooo:rsid="001da3af" officeooo:paragraph-rsid="001da3af" style:font-size-asian="12pt" style:font-name-complex="Arial" style:font-size-complex="12pt"/>
    </style:style>
    <style:style style:name="P104" style:family="paragraph" style:parent-style-name="Footnote">
      <style:paragraph-properties fo:text-align="center" style:justify-single-word="false" style:snap-to-layout-grid="false"/>
      <style:text-properties style:font-name="Arial" fo:font-size="12pt" officeooo:rsid="001da3af" officeooo:paragraph-rsid="001eb790" style:font-size-asian="12pt" style:font-name-complex="Arial" style:font-size-complex="12pt"/>
    </style:style>
    <style:style style:name="P105" style:family="paragraph" style:parent-style-name="Footnote">
      <style:paragraph-properties fo:text-align="center" style:justify-single-word="false"/>
      <style:text-properties style:font-name="Arial" fo:font-size="12pt" officeooo:paragraph-rsid="002fd7fc" style:font-size-asian="12pt" style:font-name-complex="Arial" style:font-size-complex="12pt"/>
    </style:style>
    <style:style style:name="P106" style:family="paragraph" style:parent-style-name="Footnote">
      <style:paragraph-properties fo:text-align="center" style:justify-single-word="false"/>
      <style:text-properties style:font-name="Arial" fo:font-size="12pt" fo:font-weight="bold" style:font-size-asian="12pt" style:font-weight-asian="bold" style:font-name-complex="Arial" style:font-size-complex="12pt"/>
    </style:style>
    <style:style style:name="P107" style:family="paragraph" style:parent-style-name="Footnote">
      <style:paragraph-properties fo:text-align="center" style:justify-single-word="false"/>
      <style:text-properties style:font-name="Arial" fo:font-size="12pt" fo:font-weight="bold" officeooo:paragraph-rsid="0031a64c" style:font-size-asian="12pt" style:font-weight-asian="bold" style:font-name-complex="Arial" style:font-size-complex="12pt"/>
    </style:style>
    <style:style style:name="P108" style:family="paragraph" style:parent-style-name="Footnote">
      <style:paragraph-properties fo:text-align="center" style:justify-single-word="false"/>
      <style:text-properties style:font-name="Arial" fo:font-size="12pt" fo:font-weight="bold" officeooo:paragraph-rsid="0030cbde" style:font-size-asian="12pt" style:font-weight-asian="bold" style:font-name-complex="Arial" style:font-size-complex="12pt"/>
    </style:style>
    <style:style style:name="P109" style:family="paragraph" style:parent-style-name="Footnote">
      <style:paragraph-properties fo:text-align="center" style:justify-single-word="false"/>
      <style:text-properties style:font-name="Arial" fo:font-size="12pt" fo:font-weight="bold" officeooo:paragraph-rsid="003000cd" style:font-size-asian="12pt" style:font-weight-asian="bold" style:font-name-complex="Arial" style:font-size-complex="12pt"/>
    </style:style>
    <style:style style:name="P110" style:family="paragraph" style:parent-style-name="Footnote">
      <style:paragraph-properties fo:text-align="center" style:justify-single-word="false"/>
      <style:text-properties style:font-name="Arial" fo:font-size="12pt" fo:font-weight="bold" officeooo:paragraph-rsid="001eb790" style:font-size-asian="12pt" style:font-weight-asian="bold" style:font-name-complex="Arial" style:font-size-complex="12pt"/>
    </style:style>
    <style:style style:name="P111" style:family="paragraph" style:parent-style-name="Footnote">
      <style:paragraph-properties fo:text-align="center" style:justify-single-word="false"/>
      <style:text-properties style:font-name="Arial" fo:font-size="12pt" fo:font-weight="bold" officeooo:paragraph-rsid="002fd7fc" style:font-size-asian="12pt" style:font-weight-asian="bold" style:font-name-complex="Arial" style:font-size-complex="12pt"/>
    </style:style>
    <style:style style:name="P112" style:family="paragraph" style:parent-style-name="Footnote">
      <style:paragraph-properties fo:text-align="center" style:justify-single-word="false"/>
      <style:text-properties style:font-name="Arial" fo:font-size="12pt" fo:font-weight="bold" officeooo:rsid="00192f7f" officeooo:paragraph-rsid="0030cbde" style:font-size-asian="12pt" style:font-weight-asian="bold" style:font-name-complex="Arial" style:font-size-complex="12pt" style:font-weight-complex="bold"/>
    </style:style>
    <style:style style:name="P113" style:family="paragraph" style:parent-style-name="Footnote">
      <style:paragraph-properties fo:text-align="center" style:justify-single-word="false"/>
      <style:text-properties style:font-name="Arial" fo:font-size="12pt" fo:font-weight="bold" officeooo:rsid="001951c3" officeooo:paragraph-rsid="003000cd" style:font-size-asian="12pt" style:font-weight-asian="bold" style:font-name-complex="Arial" style:font-size-complex="12pt" style:font-weight-complex="bold"/>
    </style:style>
    <style:style style:name="P114" style:family="paragraph" style:parent-style-name="Footnote">
      <style:paragraph-properties fo:text-align="center" style:justify-single-word="false"/>
      <style:text-properties style:font-name="Arial" fo:font-size="12pt" fo:font-weight="bold" officeooo:rsid="001ddf74" officeooo:paragraph-rsid="0031a64c" style:font-size-asian="12pt" style:font-weight-asian="bold" style:font-name-complex="Arial" style:font-size-complex="12pt" style:font-weight-complex="bold"/>
    </style:style>
    <style:style style:name="P115" style:family="paragraph" style:parent-style-name="Footnote">
      <style:paragraph-properties fo:text-align="center" style:justify-single-word="false"/>
      <style:text-properties style:font-name="Arial" fo:font-size="12pt" fo:font-weight="bold" officeooo:rsid="002f4a71" officeooo:paragraph-rsid="003000cd" style:font-size-asian="12pt" style:font-weight-asian="bold" style:font-name-complex="Arial" style:font-size-complex="12pt" style:font-weight-complex="bold"/>
    </style:style>
    <style:style style:name="P116" style:family="paragraph" style:parent-style-name="Footnote">
      <style:paragraph-properties fo:text-align="center" style:justify-single-word="false"/>
      <style:text-properties style:font-name="Arial" fo:font-size="12pt" fo:font-weight="bold" officeooo:rsid="001f214b" officeooo:paragraph-rsid="003000cd" style:font-size-asian="12pt" style:font-weight-asian="bold" style:font-name-complex="Arial" style:font-size-complex="12pt" style:font-weight-complex="bold"/>
    </style:style>
    <style:style style:name="P117" style:family="paragraph" style:parent-style-name="Footnote">
      <style:paragraph-properties fo:text-align="start" style:justify-single-word="false" style:snap-to-layout-grid="false"/>
      <style:text-properties style:font-name="Arial" fo:font-size="12pt" fo:font-weight="bold" officeooo:rsid="00141e7c" officeooo:paragraph-rsid="00141e7c" style:font-size-asian="12pt" style:font-weight-asian="bold" style:font-name-complex="Arial" style:font-size-complex="12pt"/>
    </style:style>
    <style:style style:name="P118" style:family="paragraph" style:parent-style-name="Footnote">
      <style:paragraph-properties fo:text-align="start" style:justify-single-word="false" style:snap-to-layout-grid="false"/>
      <style:text-properties style:font-name="Arial" fo:font-size="12pt" fo:font-weight="bold" officeooo:rsid="00141e7c" officeooo:paragraph-rsid="001eb790" style:font-size-asian="12pt" style:font-weight-asian="bold" style:font-name-complex="Arial" style:font-size-complex="12pt"/>
    </style:style>
    <style:style style:name="P119" style:family="paragraph" style:parent-style-name="Footnote">
      <style:paragraph-properties fo:text-align="center" style:justify-single-word="false" style:snap-to-layout-grid="false"/>
      <style:text-properties style:font-name="Arial" fo:font-size="12pt" fo:font-weight="bold" officeooo:rsid="002617a1" officeooo:paragraph-rsid="002617a1" style:font-size-asian="12pt" style:font-weight-asian="bold" style:font-name-complex="Arial" style:font-size-complex="12pt"/>
    </style:style>
    <style:style style:name="P120" style:family="paragraph" style:parent-style-name="Footnote">
      <style:paragraph-properties fo:text-align="start" style:justify-single-word="false"/>
      <style:text-properties style:font-name="Arial" fo:font-size="12pt" fo:font-weight="bold" officeooo:rsid="0012ed56" officeooo:paragraph-rsid="0012ed56" style:font-size-asian="12pt" style:font-weight-asian="bold" style:font-name-complex="Arial" style:font-size-complex="12pt"/>
    </style:style>
    <style:style style:name="P121" style:family="paragraph" style:parent-style-name="Footnote">
      <style:paragraph-properties fo:text-align="center" style:justify-single-word="false" style:snap-to-layout-grid="false"/>
      <style:text-properties style:font-name="Arial" fo:font-size="12pt" fo:font-weight="bold" officeooo:rsid="001da3af" officeooo:paragraph-rsid="001da3af" style:font-size-asian="12pt" style:font-weight-asian="bold" style:font-name-complex="Arial" style:font-size-complex="12pt"/>
    </style:style>
    <style:style style:name="P122" style:family="paragraph" style:parent-style-name="Footnote">
      <style:paragraph-properties fo:text-align="center" style:justify-single-word="false" style:snap-to-layout-grid="false"/>
      <style:text-properties style:font-name="Arial" fo:font-size="12pt" fo:font-weight="bold" officeooo:rsid="001da3af" officeooo:paragraph-rsid="001eb790" style:font-size-asian="12pt" style:font-weight-asian="bold" style:font-name-complex="Arial" style:font-size-complex="12pt"/>
    </style:style>
    <style:style style:name="P123" style:family="paragraph" style:parent-style-name="Footnote">
      <style:paragraph-properties fo:text-align="start" style:justify-single-word="false" style:snap-to-layout-grid="false"/>
      <style:text-properties style:font-name="Arial" fo:font-size="12pt" fo:font-weight="bold" officeooo:paragraph-rsid="0031a64c" style:font-size-asian="12pt" style:font-weight-asian="bold" style:font-name-complex="Arial" style:font-size-complex="12pt"/>
    </style:style>
    <style:style style:name="P124" style:family="paragraph" style:parent-style-name="Footnote">
      <style:paragraph-properties fo:text-align="start" style:justify-single-word="false" style:snap-to-layout-grid="false"/>
      <style:text-properties style:font-name="Arial" fo:font-size="12pt" fo:font-weight="bold" officeooo:paragraph-rsid="0030cbde" style:font-size-asian="12pt" style:font-weight-asian="bold" style:font-name-complex="Arial" style:font-size-complex="12pt"/>
    </style:style>
    <style:style style:name="P125" style:family="paragraph" style:parent-style-name="Footnote">
      <style:paragraph-properties fo:text-align="start" style:justify-single-word="false" style:snap-to-layout-grid="false"/>
      <style:text-properties style:font-name="Arial" fo:font-size="12pt" fo:font-weight="bold" officeooo:paragraph-rsid="003000cd" style:font-size-asian="12pt" style:font-weight-asian="bold" style:font-name-complex="Arial" style:font-size-complex="12pt"/>
    </style:style>
    <style:style style:name="P126" style:family="paragraph" style:parent-style-name="Footnote">
      <style:paragraph-properties fo:text-align="start" style:justify-single-word="false" style:snap-to-layout-grid="false"/>
      <style:text-properties style:font-name="Arial" fo:font-size="12pt" fo:font-weight="bold" officeooo:paragraph-rsid="002fd7fc" style:font-size-asian="12pt" style:font-weight-asian="bold" style:font-name-complex="Arial" style:font-size-complex="12pt"/>
    </style:style>
    <style:style style:name="P127" style:family="paragraph" style:parent-style-name="Footnote">
      <style:paragraph-properties fo:text-align="start" style:justify-single-word="false"/>
      <style:text-properties style:font-name="Arial" fo:font-size="12pt" fo:font-weight="bold" officeooo:paragraph-rsid="0030cbde" style:font-size-asian="12pt" style:font-weight-asian="bold" style:font-name-complex="Arial" style:font-size-complex="12pt"/>
    </style:style>
    <style:style style:name="P128" style:family="paragraph" style:parent-style-name="Footnote">
      <style:paragraph-properties fo:text-align="start" style:justify-single-word="false"/>
      <style:text-properties style:font-name="Arial" fo:font-size="12pt" fo:font-weight="bold" officeooo:paragraph-rsid="003000cd" style:font-size-asian="12pt" style:font-weight-asian="bold" style:font-name-complex="Arial" style:font-size-complex="12pt"/>
    </style:style>
    <style:style style:name="P129" style:family="paragraph" style:parent-style-name="Footnote">
      <style:paragraph-properties fo:text-align="start" style:justify-single-word="false"/>
      <style:text-properties style:font-name="Arial" fo:font-size="12pt" fo:font-weight="bold" officeooo:paragraph-rsid="002fd7fc" style:font-size-asian="12pt" style:font-weight-asian="bold" style:font-name-complex="Arial" style:font-size-complex="12pt"/>
    </style:style>
    <style:style style:name="P130" style:family="paragraph" style:parent-style-name="Footnote">
      <style:paragraph-properties fo:text-align="start" style:justify-single-word="false"/>
      <style:text-properties style:font-name="Arial" fo:font-size="12pt" fo:font-weight="bold" style:font-size-asian="12pt" style:font-weight-asian="bold" style:font-size-complex="12pt"/>
    </style:style>
    <style:style style:name="P131" style:family="paragraph" style:parent-style-name="Footnote">
      <style:paragraph-properties fo:text-align="start" style:justify-single-word="false"/>
      <style:text-properties style:font-name="Arial" fo:font-size="12pt" fo:font-weight="bold" officeooo:paragraph-rsid="0031a64c" style:font-size-asian="12pt" style:font-weight-asian="bold" style:font-size-complex="12pt"/>
    </style:style>
    <style:style style:name="P132" style:family="paragraph" style:parent-style-name="Footnote">
      <style:paragraph-properties fo:text-align="start" style:justify-single-word="false"/>
      <style:text-properties style:font-name="Arial" fo:font-size="12pt" fo:font-weight="bold" officeooo:paragraph-rsid="0030cbde" style:font-size-asian="12pt" style:font-weight-asian="bold" style:font-size-complex="12pt"/>
    </style:style>
    <style:style style:name="P133" style:family="paragraph" style:parent-style-name="Footnote">
      <style:paragraph-properties fo:text-align="start" style:justify-single-word="false"/>
      <style:text-properties style:font-name="Arial" fo:font-size="12pt" fo:font-weight="bold" officeooo:paragraph-rsid="003000cd" style:font-size-asian="12pt" style:font-weight-asian="bold" style:font-size-complex="12pt"/>
    </style:style>
    <style:style style:name="P134" style:family="paragraph" style:parent-style-name="Footnote">
      <style:paragraph-properties fo:text-align="start" style:justify-single-word="false"/>
      <style:text-properties style:font-name="Arial" fo:font-size="12pt" fo:font-weight="bold" officeooo:paragraph-rsid="002fd7fc" style:font-size-asian="12pt" style:font-weight-asian="bold" style:font-size-complex="12pt"/>
    </style:style>
    <style:style style:name="P135" style:family="paragraph" style:parent-style-name="Footnote">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6" style:family="paragraph" style:parent-style-name="Footnote">
      <style:paragraph-properties fo:text-align="start" style:justify-single-word="false"/>
      <style:text-properties style:font-name="Arial" fo:font-size="12pt" fo:font-weight="normal" officeooo:paragraph-rsid="002fd7fc" style:font-size-asian="12pt" style:font-weight-asian="normal" style:font-size-complex="12pt" style:font-weight-complex="normal"/>
    </style:style>
    <style:style style:name="P137" style:family="paragraph" style:parent-style-name="Footnote">
      <style:paragraph-properties fo:text-align="start" style:justify-single-word="false"/>
      <style:text-properties style:font-name="Arial" fo:font-size="12pt" fo:font-weight="normal" officeooo:rsid="0016c4ff" officeooo:paragraph-rsid="0016c4ff" style:font-size-asian="12pt" style:font-weight-asian="normal" style:font-name-complex="Times New Roman" style:font-size-complex="12pt" style:font-style-complex="italic" style:font-weight-complex="normal"/>
    </style:style>
    <style:style style:name="P138" style:family="paragraph" style:parent-style-name="Footnote">
      <style:paragraph-properties fo:text-align="start" style:justify-single-word="false"/>
      <style:text-properties style:font-name="Arial" fo:font-size="12pt" fo:font-weight="normal" officeooo:rsid="002725c4" officeooo:paragraph-rsid="002725c4" style:font-size-asian="12pt" style:font-weight-asian="normal" style:font-name-complex="Times New Roman" style:font-size-complex="12pt" style:font-style-complex="italic" style:font-weight-complex="normal"/>
    </style:style>
    <style:style style:name="P139" style:family="paragraph" style:parent-style-name="Footnote">
      <style:paragraph-properties fo:text-align="start" style:justify-single-word="false"/>
      <style:text-properties style:font-name="Arial" fo:font-size="12pt" fo:font-weight="normal" style:font-size-asian="12pt" style:font-weight-asian="normal" style:font-name-complex="Times New Roman" style:font-size-complex="12pt" style:font-style-complex="italic" style:font-weight-complex="normal"/>
    </style:style>
    <style:style style:name="P140" style:family="paragraph" style:parent-style-name="Footnote">
      <style:paragraph-properties fo:text-align="start" style:justify-single-word="false"/>
      <style:text-properties style:font-name="Arial" fo:font-size="12pt" fo:font-weight="normal" officeooo:rsid="0016c4ff" officeooo:paragraph-rsid="0016c4ff" style:font-size-asian="12pt" style:font-weight-asian="normal" style:font-name-complex="Arial" style:font-size-complex="12pt" style:font-weight-complex="normal"/>
    </style:style>
    <style:style style:name="P141" style:family="paragraph" style:parent-style-name="Footnote">
      <style:paragraph-properties fo:text-align="start" style:justify-single-word="false" style:snap-to-layout-grid="false"/>
      <style:text-properties style:font-name="Arial" fo:font-size="12pt" fo:font-weight="normal" officeooo:rsid="001da3af" officeooo:paragraph-rsid="001da3af" style:font-size-asian="12pt" style:font-weight-asian="normal" style:font-name-complex="Arial" style:font-size-complex="12pt" style:font-weight-complex="normal"/>
    </style:style>
    <style:style style:name="P142" style:family="paragraph" style:parent-style-name="Footnote">
      <style:paragraph-properties fo:text-align="start" style:justify-single-word="false" style:snap-to-layout-grid="false"/>
      <style:text-properties style:font-name="Arial" fo:font-size="12pt" fo:font-weight="normal" officeooo:rsid="0022ffe2" officeooo:paragraph-rsid="0022ffe2" style:font-size-asian="12pt" style:font-weight-asian="normal" style:font-name-complex="Arial" style:font-size-complex="12pt" style:font-weight-complex="normal"/>
    </style:style>
    <style:style style:name="P143" style:family="paragraph" style:parent-style-name="Footnote">
      <style:paragraph-properties fo:text-align="start" style:justify-single-word="false"/>
      <style:text-properties style:font-name="Arial" fo:font-size="12pt" fo:font-weight="normal" officeooo:rsid="0022ffe2" officeooo:paragraph-rsid="0029b8d0" style:font-size-asian="12pt" style:font-weight-asian="normal" style:font-name-complex="Arial" style:font-size-complex="12pt" style:font-weight-complex="normal"/>
    </style:style>
    <style:style style:name="P144" style:family="paragraph" style:parent-style-name="Footnote">
      <style:paragraph-properties fo:text-align="start" style:justify-single-word="false"/>
      <style:text-properties style:font-name="Arial" fo:font-size="12pt" fo:font-weight="normal" style:font-size-asian="12pt" style:font-weight-asian="normal" style:font-name-complex="Arial" style:font-size-complex="12pt" style:font-weight-complex="normal"/>
    </style:style>
    <style:style style:name="P145" style:family="paragraph" style:parent-style-name="Footnote">
      <style:paragraph-properties fo:text-align="start" style:justify-single-word="false"/>
      <style:text-properties style:font-name="Arial" fo:font-size="12pt" fo:font-weight="normal" officeooo:paragraph-rsid="0016c4ff" style:font-size-asian="12pt" style:font-weight-asian="normal" style:font-name-complex="Arial" style:font-size-complex="12pt" style:font-weight-complex="normal"/>
    </style:style>
    <style:style style:name="P146" style:family="paragraph" style:parent-style-name="Standard">
      <style:paragraph-properties fo:line-height="100%" fo:text-align="start" style:justify-single-word="false" style:writing-mode="lr-tb"/>
      <style:text-properties style:font-name="Arial" fo:font-size="12pt" fo:font-weight="bold" officeooo:paragraph-rsid="002fd7fc" style:font-size-asian="12pt" style:font-weight-asian="bold" style:font-name-complex="Arial" style:font-size-complex="12pt"/>
    </style:style>
    <style:style style:name="P147" style:family="paragraph" style:parent-style-name="Standard">
      <style:paragraph-properties fo:text-align="start" style:justify-single-word="false" fo:break-before="auto" fo:break-after="auto"/>
      <style:text-properties style:font-name="Arial" fo:font-size="12pt" officeooo:paragraph-rsid="002fd7fc" style:font-size-asian="12pt" style:font-size-complex="12pt"/>
    </style:style>
    <style:style style:name="P148" style:family="paragraph" style:parent-style-name="Standard">
      <style:paragraph-properties fo:text-align="start" style:justify-single-word="false" fo:break-before="page"/>
      <style:text-properties style:font-name="Arial" fo:font-size="12pt" officeooo:paragraph-rsid="0020143f" style:font-size-asian="12pt" style:font-size-complex="12pt"/>
    </style:style>
    <style:style style:name="P149" style:family="paragraph" style:parent-style-name="Footnote">
      <style:paragraph-properties fo:margin-left="0cm" fo:margin-right="0cm" fo:text-align="start" style:justify-single-word="false" fo:text-indent="2.858cm" style:auto-text-indent="false"/>
      <style:text-properties style:font-name="Arial" fo:font-size="12pt" officeooo:paragraph-rsid="001ab1c9" style:font-size-asian="12pt" style:font-size-complex="12pt"/>
    </style:style>
    <style:style style:name="P150" style:family="paragraph" style:parent-style-name="Footnote">
      <style:paragraph-properties fo:margin-left="0cm" fo:margin-right="0cm" fo:text-align="start" style:justify-single-word="false" fo:text-indent="2.858cm" style:auto-text-indent="false"/>
      <style:text-properties style:font-name="Arial" fo:font-size="12pt" fo:font-weight="bold" style:font-size-asian="12pt" style:font-weight-asian="bold" style:font-name-complex="Arial" style:font-size-complex="12pt"/>
    </style:style>
    <style:style style:name="P151" style:family="paragraph" style:parent-style-name="Footnote">
      <style:paragraph-properties fo:margin-left="0cm" fo:margin-right="0cm" fo:text-align="start" style:justify-single-word="false" fo:text-indent="2.858cm" style:auto-text-indent="false"/>
      <style:text-properties style:font-name="Arial" fo:font-size="12pt" fo:font-weight="bold" officeooo:paragraph-rsid="001ab1c9" style:font-size-asian="12pt" style:font-weight-asian="bold" style:font-name-complex="Arial" style:font-size-complex="12pt"/>
    </style:style>
    <style:style style:name="P152" style:family="paragraph" style:parent-style-name="Standard">
      <style:paragraph-properties fo:margin-left="0cm" fo:margin-right="0cm" fo:margin-top="0cm" fo:margin-bottom="0.101cm" loext:contextual-spacing="false" fo:line-height="100%" fo:text-align="start" style:justify-single-word="false" fo:text-indent="0cm" style:auto-text-indent="false"/>
      <style:text-properties style:use-window-font-color="true" style:font-name="Arial" fo:font-size="12pt" fo:language="es" fo:country="ES" fo:font-weight="normal" officeooo:rsid="00275fe6" officeooo:paragraph-rsid="0030cbde"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153" style:family="paragraph" style:parent-style-name="Standard">
      <style:paragraph-properties fo:margin-left="0cm" fo:margin-right="0cm" fo:margin-top="0cm" fo:margin-bottom="0.101cm" loext:contextual-spacing="false" fo:line-height="100%" fo:text-align="start" style:justify-single-word="false" fo:text-indent="0cm" style:auto-text-indent="false"/>
      <style:text-properties style:use-window-font-color="true" style:font-name="Arial" fo:font-size="12pt" fo:language="es" fo:country="ES" fo:font-weight="normal" officeooo:rsid="00275fe6" officeooo:paragraph-rsid="003000cd"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154" style:family="paragraph" style:parent-style-name="Standard">
      <style:paragraph-properties fo:text-align="center" style:justify-single-word="false"/>
      <style:text-properties style:font-name="Arial" fo:font-size="12pt" officeooo:paragraph-rsid="002fd7fc" style:font-size-asian="12pt" style:font-name-complex="Arial" style:font-size-complex="12pt"/>
    </style:style>
    <style:style style:name="P155" style:family="paragraph" style:parent-style-name="Standard">
      <style:paragraph-properties fo:text-align="start" style:justify-single-word="false"/>
      <style:text-properties style:font-name="Arial" fo:font-size="12pt" officeooo:rsid="001cdbc2" officeooo:paragraph-rsid="001cdbc2" style:font-size-asian="12pt" style:font-size-complex="12pt"/>
    </style:style>
    <style:style style:name="P156" style:family="paragraph" style:parent-style-name="Standard">
      <style:paragraph-properties fo:text-align="start" style:justify-single-word="false"/>
      <style:text-properties style:font-name="Arial" fo:font-size="12pt" officeooo:rsid="001cdbc2" officeooo:paragraph-rsid="001eb790" style:font-size-asian="12pt" style:font-size-complex="12pt"/>
    </style:style>
    <style:style style:name="P157" style:family="paragraph" style:parent-style-name="Standard">
      <style:paragraph-properties fo:text-align="start" style:justify-single-word="false"/>
      <style:text-properties style:font-name="Arial" fo:font-size="12pt" fo:font-weight="normal" officeooo:paragraph-rsid="002fd7fc" style:font-size-asian="12pt" style:font-weight-asian="normal" style:font-name-complex="Times New Roman" style:font-size-complex="12pt" style:font-style-complex="italic" style:font-weight-complex="normal"/>
    </style:style>
    <style:style style:name="P158" style:family="paragraph" style:parent-style-name="Footnote" style:list-style-name="WW8Num9">
      <style:paragraph-properties fo:text-align="start" style:justify-single-word="false"/>
      <style:text-properties style:font-name="Arial" fo:font-size="12pt" fo:font-weight="bold" officeooo:paragraph-rsid="0031a64c" style:font-size-asian="12pt" style:font-weight-asian="bold" style:font-size-complex="12pt"/>
    </style:style>
    <style:style style:name="P159" style:family="paragraph" style:parent-style-name="Footnote" style:list-style-name="WW8Num9">
      <style:paragraph-properties fo:text-align="start" style:justify-single-word="false"/>
      <style:text-properties style:font-name="Arial" fo:font-size="12pt" fo:font-weight="bold" officeooo:paragraph-rsid="0030cbde" style:font-size-asian="12pt" style:font-weight-asian="bold" style:font-size-complex="12pt"/>
    </style:style>
    <style:style style:name="P160" style:family="paragraph" style:parent-style-name="Footnote" style:list-style-name="WW8Num9">
      <style:paragraph-properties fo:text-align="start" style:justify-single-word="false"/>
      <style:text-properties style:font-name="Arial" fo:font-size="12pt" fo:font-weight="bold" officeooo:paragraph-rsid="003000cd" style:font-size-asian="12pt" style:font-weight-asian="bold" style:font-size-complex="12pt"/>
    </style:style>
    <style:style style:name="P161" style:family="paragraph" style:parent-style-name="Footnote" style:list-style-name="WW8Num2">
      <style:paragraph-properties fo:text-align="start" style:justify-single-word="false"/>
      <style:text-properties style:font-name="Arial" fo:font-size="12pt" fo:font-weight="bold" officeooo:paragraph-rsid="002fd7fc" style:font-size-asian="12pt" style:font-weight-asian="bold" style:font-size-complex="12pt"/>
    </style:style>
    <style:style style:name="P162" style:family="paragraph" style:parent-style-name="Footnote">
      <style:paragraph-properties fo:text-align="start" style:justify-single-word="false"/>
      <style:text-properties style:font-name="Arial" fo:font-size="12pt" fo:font-weight="bold" officeooo:paragraph-rsid="003000cd" style:font-size-asian="12pt" style:font-weight-asian="bold" style:font-size-complex="12pt"/>
    </style:style>
    <style:style style:name="P163" style:family="paragraph" style:parent-style-name="Footnote">
      <style:paragraph-properties fo:text-align="start" style:justify-single-word="false" style:snap-to-layout-grid="false"/>
      <style:text-properties style:font-name="Arial" fo:font-size="12pt" fo:font-weight="bold" officeooo:rsid="00141e7c" officeooo:paragraph-rsid="00353d60" style:font-size-asian="12pt" style:font-weight-asian="bold" style:font-name-complex="Arial" style:font-size-complex="12pt" style:font-weight-complex="normal"/>
    </style:style>
    <style:style style:name="P164" style:family="paragraph" style:parent-style-name="Footnote">
      <style:paragraph-properties fo:text-align="start" style:justify-single-word="false"/>
      <style:text-properties style:font-name="Arial" fo:font-size="12pt" officeooo:rsid="001ea48a" officeooo:paragraph-rsid="0031a64c" style:font-size-asian="12pt" style:font-size-complex="12pt"/>
    </style:style>
    <style:style style:name="P165" style:family="paragraph" style:parent-style-name="Footnote">
      <style:paragraph-properties fo:text-align="center" style:justify-single-word="false"/>
      <style:text-properties style:font-name="Arial" fo:font-size="12pt" officeooo:paragraph-rsid="002fd7fc" style:font-size-asian="12pt" style:font-name-complex="Arial" style:font-size-complex="12pt"/>
    </style:style>
    <style:style style:name="P166" style:family="paragraph" style:parent-style-name="Footnote">
      <style:paragraph-properties fo:text-align="start" style:justify-single-word="false"/>
      <style:text-properties style:font-name="Arial" fo:font-size="12pt" fo:font-weight="normal" officeooo:paragraph-rsid="002fd7fc" style:font-size-asian="12pt" style:font-weight-asian="normal" style:font-name-complex="Arial" style:font-size-complex="12pt" style:font-weight-complex="normal"/>
    </style:style>
    <style:style style:name="P167" style:family="paragraph" style:parent-style-name="Footnote">
      <style:paragraph-properties fo:text-align="start" style:justify-single-word="false" style:snap-to-layout-grid="false"/>
      <style:text-properties style:font-name="Arial" fo:font-size="12pt" fo:font-weight="normal" officeooo:rsid="001da3af" officeooo:paragraph-rsid="001eb790" style:font-size-asian="12pt" style:font-weight-asian="normal" style:font-name-complex="Arial" style:font-size-complex="12pt"/>
    </style:style>
    <style:style style:name="P168" style:family="paragraph" style:parent-style-name="Footnote">
      <style:paragraph-properties fo:text-align="start" style:justify-single-word="false"/>
      <style:text-properties style:font-name="Arial" fo:font-size="12pt" fo:font-weight="normal" officeooo:rsid="0029b8d0" officeooo:paragraph-rsid="0029b8d0" style:font-size-asian="12pt" style:font-weight-asian="normal" style:font-name-complex="Arial" style:font-size-complex="12pt"/>
    </style:style>
    <style:style style:name="P169" style:family="paragraph" style:parent-style-name="Párrafo_20_de_20_lista">
      <style:paragraph-properties fo:margin-left="0cm" fo:margin-right="0cm" fo:margin-top="0cm" fo:margin-bottom="0cm" loext:contextual-spacing="true" fo:line-height="100%" fo:text-align="start" style:justify-single-word="false" fo:text-indent="0cm" style:auto-text-indent="false"/>
      <style:text-properties style:font-name="Arial" fo:font-size="12pt" officeooo:paragraph-rsid="002fd7fc" style:font-size-asian="12pt" style:font-name-complex="Times New Roman" style:font-size-complex="12pt"/>
    </style:style>
    <style:style style:name="P170" style:family="paragraph" style:parent-style-name="Párrafo_20_de_20_lista">
      <style:paragraph-properties fo:margin-left="0cm" fo:margin-right="0cm" fo:margin-top="0cm" fo:margin-bottom="0cm" loext:contextual-spacing="true" fo:line-height="100%" fo:text-align="start" style:justify-single-word="false" fo:text-indent="0cm" style:auto-text-indent="false"/>
      <style:text-properties style:font-name="Arial" fo:font-size="12pt" officeooo:rsid="00353d60" officeooo:paragraph-rsid="00353d60" style:font-size-asian="12pt" style:font-name-complex="Times New Roman" style:font-size-complex="12pt"/>
    </style:style>
    <style:style style:name="P171" style:family="paragraph" style:parent-style-name="Párrafo_20_de_20_lista">
      <style:paragraph-properties fo:margin-left="0cm" fo:margin-right="0cm" fo:margin-top="0cm" fo:margin-bottom="0cm" loext:contextual-spacing="true" fo:line-height="100%" fo:text-align="start" style:justify-single-word="false" fo:text-indent="0cm" style:auto-text-indent="false"/>
      <style:text-properties style:font-name="Arial" fo:font-size="12pt" fo:font-weight="normal" officeooo:rsid="00353d60" officeooo:paragraph-rsid="00353d60" style:font-size-asian="12pt" style:font-weight-asian="normal" style:font-name-complex="Times New Roman" style:font-size-complex="12pt" style:font-weight-complex="normal"/>
    </style:style>
    <style:style style:name="P172" style:family="paragraph" style:parent-style-name="Header" style:master-page-name="Standard">
      <style:paragraph-properties fo:margin-left="-0.75cm" fo:margin-right="0cm" fo:margin-top="0.423cm" fo:margin-bottom="0.212cm" loext:contextual-spacing="false" fo:text-align="start" style:justify-single-word="false" fo:text-indent="0cm" style:auto-text-indent="false" style:page-number="auto">
        <style:tab-stops>
          <style:tab-stop style:position="0.25cm"/>
          <style:tab-stop style:position="7.5cm" style:type="center"/>
          <style:tab-stop style:position="15cm" style:type="right"/>
        </style:tab-stops>
      </style:paragraph-properties>
      <style:text-properties style:font-name="Arial" fo:font-size="12pt" fo:language="es" fo:country="ES" officeooo:paragraph-rsid="001ab1c9" style:font-size-asian="12pt" style:language-asian="es" style:country-asian="ES" style:font-size-complex="12pt"/>
    </style:style>
    <style:style style:name="P173" style:family="paragraph" style:parent-style-name="Text_20_body">
      <style:paragraph-properties fo:margin-left="0cm" fo:margin-right="0cm" fo:margin-top="0cm" fo:margin-bottom="0.101cm" loext:contextual-spacing="false" fo:line-height="100%" fo:text-align="start" style:justify-single-word="false" fo:text-indent="0cm" style:auto-text-indent="false"/>
      <style:text-properties style:use-window-font-color="true" style:font-name="Arial" fo:font-size="12pt" fo:language="es" fo:country="ES" fo:font-weight="normal" officeooo:rsid="001960a6" officeooo:paragraph-rsid="003000cd" style:font-name-asian="Times New Roman" style:font-size-asian="12pt" style:font-weight-asian="normal" style:font-name-complex="Times New Roman" style:font-size-complex="12pt" style:language-complex="ar" style:country-complex="SA" style:font-style-complex="italic" style:font-weight-complex="normal"/>
    </style:style>
    <style:style style:name="P174" style:family="paragraph" style:parent-style-name="Text_20_body">
      <style:paragraph-properties fo:margin-left="0cm" fo:margin-right="0cm" fo:margin-top="0cm" fo:margin-bottom="0.101cm" loext:contextual-spacing="false" fo:line-height="100%" fo:text-align="start" style:justify-single-word="false" fo:text-indent="0cm" style:auto-text-indent="false"/>
      <style:text-properties style:font-name="Arial" fo:font-size="12pt" officeooo:rsid="00353d60" officeooo:paragraph-rsid="00353d60" style:font-size-asian="12pt" style:font-name-complex="Times New Roman" style:font-size-complex="12pt"/>
    </style:style>
    <style:style style:name="T1" style:family="text">
      <style:text-properties fo:font-size="8pt" style:font-size-asian="8pt" style:font-size-complex="8pt"/>
    </style:style>
    <style:style style:name="T2" style:family="text">
      <style:text-properties officeooo:rsid="0015d6f1"/>
    </style:style>
    <style:style style:name="T3" style:family="text">
      <style:text-properties officeooo:rsid="00181e18"/>
    </style:style>
    <style:style style:name="T4" style:family="text">
      <style:text-properties officeooo:rsid="0018acc3"/>
    </style:style>
    <style:style style:name="T5" style:family="text">
      <style:text-properties fo:font-weight="bold" style:font-weight-asian="bold"/>
    </style:style>
    <style:style style:name="T6" style:family="text">
      <style:text-properties fo:font-weight="bold" style:font-weight-asian="bold" style:font-weight-complex="normal"/>
    </style:style>
    <style:style style:name="T7" style:family="text">
      <style:text-properties fo:font-weight="bold" officeooo:rsid="001960a6" style:font-weight-asian="bold" style:font-weight-complex="normal"/>
    </style:style>
    <style:style style:name="T8" style:family="text">
      <style:text-properties fo:font-weight="bold" officeooo:rsid="00290f04" style:font-weight-asian="bold" style:font-weight-complex="normal"/>
    </style:style>
    <style:style style:name="T9" style:family="text">
      <style:text-properties fo:font-weight="bold" officeooo:rsid="0018708f" style:font-weight-asian="bold"/>
    </style:style>
    <style:style style:name="T10" style:family="text">
      <style:text-properties officeooo:rsid="0028de9c"/>
    </style:style>
    <style:style style:name="T11" style:family="text">
      <style:text-properties fo:font-weight="normal" style:font-weight-asian="normal" style:font-weight-complex="normal"/>
    </style:style>
    <style:style style:name="T12" style:family="text">
      <style:text-properties fo:font-weight="normal" officeooo:rsid="001960a6" style:font-weight-asian="normal" style:font-weight-complex="normal"/>
    </style:style>
    <style:style style:name="T13" style:family="text">
      <style:text-properties fo:font-weight="normal" officeooo:rsid="00275fe6" style:font-weight-asian="normal" style:font-weight-complex="normal"/>
    </style:style>
    <style:style style:name="T14" style:family="text">
      <style:text-properties fo:font-weight="normal" style:font-weight-asian="normal" style:font-name-complex="Times New Roman" style:font-style-complex="italic" style:font-weight-complex="normal"/>
    </style:style>
    <style:style style:name="T15" style:family="text">
      <style:text-properties fo:font-weight="normal" officeooo:rsid="002fd7fc" style:font-weight-asian="normal" style:font-name-complex="Times New Roman" style:font-style-complex="italic" style:font-weight-complex="normal"/>
    </style:style>
    <style:style style:name="T16" style:family="text">
      <style:text-properties officeooo:rsid="001ab1c9"/>
    </style:style>
    <style:style style:name="T17" style:family="text">
      <style:text-properties officeooo:rsid="001a0f3d"/>
    </style:style>
    <style:style style:name="T18" style:family="text">
      <style:text-properties style:use-window-font-color="true" fo:language="es" fo:country="ES" officeooo:rsid="001960a6" style:font-name-asian="Times New Roman" style:font-name-complex="Times New Roman" style:language-complex="ar" style:country-complex="SA" style:font-style-complex="italic" style:font-weight-complex="normal"/>
    </style:style>
    <style:style style:name="T19" style:family="text">
      <style:text-properties style:use-window-font-color="true" fo:language="es" fo:country="ES" officeooo:rsid="001a0f3d" style:font-name-asian="Times New Roman" style:font-name-complex="Times New Roman" style:language-complex="ar" style:country-complex="SA" style:font-style-complex="italic" style:font-weight-complex="normal"/>
    </style:style>
    <style:style style:name="T20" style:family="text">
      <style:text-properties style:use-window-font-color="true" fo:language="es" fo:country="ES" officeooo:rsid="001f214b" style:font-name-asian="Times New Roman" style:font-name-complex="Times New Roman" style:language-complex="ar" style:country-complex="SA" style:font-style-complex="italic" style:font-weight-complex="normal"/>
    </style:style>
    <style:style style:name="T21" style:family="text">
      <style:text-properties style:use-window-font-color="true" fo:language="es" fo:country="ES" fo:font-weight="normal" officeooo:rsid="001960a6" style:font-name-asian="Times New Roman" style:font-weight-asian="normal" style:language-complex="ar" style:country-complex="SA" style:font-weight-complex="normal"/>
    </style:style>
    <style:style style:name="T22" style:family="text">
      <style:text-properties style:use-window-font-color="true" fo:language="es" fo:country="ES" fo:font-weight="normal" officeooo:rsid="001a9023" style:font-name-asian="Times New Roman" style:font-weight-asian="normal" style:language-complex="ar" style:country-complex="SA" style:font-weight-complex="normal"/>
    </style:style>
    <style:style style:name="T23" style:family="text">
      <style:text-properties style:use-window-font-color="true" fo:language="es" fo:country="ES" fo:font-weight="normal" officeooo:rsid="001b6b89" style:font-name-asian="Times New Roman" style:font-weight-asian="normal" style:language-complex="ar" style:country-complex="SA" style:font-weight-complex="normal"/>
    </style:style>
    <style:style style:name="T24" style:family="text">
      <style:text-properties style:use-window-font-color="true" fo:language="es" fo:country="ES" fo:font-weight="normal" style:font-name-asian="Times New Roman" style:font-weight-asian="normal" style:font-name-complex="Times New Roman" style:language-complex="ar" style:country-complex="SA" style:font-style-complex="italic" style:font-weight-complex="normal"/>
    </style:style>
    <style:style style:name="T25" style:family="text">
      <style:text-properties style:use-window-font-color="true" fo:language="es" fo:country="ES" fo:font-weight="normal" officeooo:rsid="001960a6" style:font-name-asian="Times New Roman" style:font-weight-asian="normal" style:font-name-complex="Times New Roman" style:language-complex="ar" style:country-complex="SA" style:font-style-complex="italic" style:font-weight-complex="normal"/>
    </style:style>
    <style:style style:name="T26" style:family="text">
      <style:text-properties style:use-window-font-color="true" fo:language="es" fo:country="ES" fo:font-weight="normal" officeooo:rsid="00275fe6" style:font-name-asian="Times New Roman" style:font-weight-asian="normal" style:font-name-complex="Times New Roman" style:language-complex="ar" style:country-complex="SA" style:font-style-complex="italic" style:font-weight-complex="normal"/>
    </style:style>
    <style:style style:name="T27" style:family="text">
      <style:text-properties style:use-window-font-color="true" fo:language="es" fo:country="ES" fo:font-weight="normal" officeooo:rsid="001a9023" style:font-name-asian="Times New Roman" style:font-weight-asian="normal" style:font-name-complex="Times New Roman" style:language-complex="ar" style:country-complex="SA" style:font-style-complex="italic" style:font-weight-complex="normal"/>
    </style:style>
    <style:style style:name="T28" style:family="text">
      <style:text-properties style:use-window-font-color="true" fo:language="es" fo:country="ES" fo:font-weight="normal" officeooo:rsid="0021cdc6" style:font-name-asian="Times New Roman" style:font-weight-asian="normal" style:font-name-complex="Times New Roman" style:language-complex="ar" style:country-complex="SA" style:font-style-complex="italic" style:font-weight-complex="normal"/>
    </style:style>
    <style:style style:name="T29" style:family="text">
      <style:text-properties fo:color="#000000"/>
    </style:style>
    <style:style style:name="T30" style:family="text">
      <style:text-properties fo:color="#000000" officeooo:rsid="001a9023"/>
    </style:style>
    <style:style style:name="T31" style:family="text">
      <style:text-properties officeooo:rsid="00192f7f"/>
    </style:style>
    <style:style style:name="T32" style:family="text">
      <style:text-properties fo:language="es" fo:country="ES" style:font-size-complex="11pt"/>
    </style:style>
    <style:style style:name="T33" style:family="text">
      <style:text-properties style:font-name="Arial1" fo:font-size="11pt" fo:language="es" fo:country="ES"/>
    </style:style>
    <style:style style:name="T34" style:family="text">
      <style:text-properties officeooo:rsid="00275fe6"/>
    </style:style>
    <style:style style:name="T35" style:family="text">
      <style:text-properties officeooo:rsid="001cd56c"/>
    </style:style>
    <style:style style:name="T36" style:family="text">
      <style:text-properties officeooo:rsid="001fa06f"/>
    </style:style>
    <style:style style:name="T37" style:family="text">
      <style:text-properties officeooo:rsid="002617a1"/>
    </style:style>
    <style:style style:name="T38" style:family="text">
      <style:text-properties officeooo:rsid="002725c4"/>
    </style:style>
    <style:style style:name="T39" style:family="text">
      <style:text-properties officeooo:rsid="00292c10"/>
    </style:style>
    <style:style style:name="T40" style:family="text">
      <style:text-properties officeooo:rsid="002da5d2"/>
    </style:style>
    <style:style style:name="T41" style:family="text">
      <style:text-properties officeooo:rsid="002e9dc1"/>
    </style:style>
    <style:style style:name="T42" style:family="text">
      <style:text-properties officeooo:rsid="002f4a71"/>
    </style:style>
    <style:style style:name="T43" style:family="text">
      <style:text-properties officeooo:rsid="003403ca"/>
    </style:style>
    <style:style style:name="T44" style:family="text">
      <style:text-properties officeooo:rsid="0030b907"/>
    </style:style>
    <style:style style:name="T45" style:family="text">
      <style:text-properties officeooo:rsid="0018708f"/>
    </style:style>
    <style:style style:name="T46" style:family="text">
      <style:text-properties officeooo:rsid="003521e3"/>
    </style:style>
    <style:style style:name="T47" style:family="text">
      <style:text-properties officeooo:rsid="001f214b"/>
    </style:style>
    <style:style style:name="T48" style:family="text">
      <style:text-properties officeooo:rsid="001ddf74"/>
    </style:style>
    <style:style style:name="T49" style:family="text">
      <style:text-properties officeooo:rsid="001e0cfa"/>
    </style:style>
    <style:style style:name="T50" style:family="text">
      <style:text-properties officeooo:rsid="00204af0"/>
    </style:style>
    <style:style style:name="T51" style:family="text">
      <style:text-properties officeooo:rsid="00337a1e"/>
    </style:style>
    <style:style style:name="T52" style:family="text">
      <style:text-properties officeooo:rsid="0034aa2b"/>
    </style:style>
    <style:style style:name="T53" style:family="text">
      <style:text-properties officeooo:rsid="00353d60"/>
    </style:style>
    <style:style style:name="T54" style:family="text">
      <style:text-properties style:font-weight-complex="normal"/>
    </style:style>
    <style:style style:name="fr1" style:family="graphic" style:parent-style-name="Frame">
      <style:graphic-properties fo:margin-left="0.319cm" fo:margin-right="0.319cm" style:run-through="foreground" style:wrap="none" style:vertical-pos="from-top" style:vertical-rel="paragraph" style:horizontal-pos="from-left" style:horizontal-rel="paragraph" fo:padding-left="0.254cm" fo:padding-right="0.254cm" fo:padding-top="0.127cm" fo:padding-bottom="0.127cm" fo:border="0.74pt solid #000000"/>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
      <text:p text:style-name="P3"><draw:frame draw:style-name="fr1" draw:name="Marco3" text:anchor-type="char" svg:x="7.408cm" svg:y="0.139cm" svg:width="8.851cm" svg:height="3.413cm" draw:z-index="12"><draw:text-box><text:p text:style-name="P14">CENTRO: IES HARÍA</text:p><text:p text:style-name="P62">LOCALIDAD: HARÍA</text:p><text:p text:style-name="P62">CODIGO:<text:tab/>35009206<text:tab/> </text:p><text:p text:style-name="P15">CURSO: 20<text:span text:style-name="T16">17</text:span> <text:s/>/ 20<text:span text:style-name="T16">17</text:span></text:p><text:p text:style-name="P15">EVALUACIÓN Nº <text:span text:style-name="T37">2</text:span></text:p><text:p text:style-name="P15">DEPARTAMENTO DE: <text:span text:style-name="T16">Informática</text:span></text:p><text:p text:style-name="P15">NIVEL: <text:span text:style-name="T16">4º ESO</text:span></text:p><text:p text:style-name="P11"/></draw:text-box></draw:frame></text:p>
      <text:p text:style-name="P44">El Departamento didáctico citado, una vez realizado el análisis de los resultados correspondientes a la <text:s/>evaluación citada, hace las siguientes consideraciones:</text:p>
      <text:p text:style-name="P35"/>
      <text:p text:style-name="P36">TECNOLOGÍAS DE LA INFORMACIÓN Y LA COMUNICACIÓN (TGD)</text:p>
      <text:p text:style-name="P45"/>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office:value-type="string">
            <text:p text:style-name="P107">Alumnado matriculado</text:p>
          </table:table-cell>
          <table:table-cell table:style-name="Tabla5.A1" office:value-type="string">
            <text:p text:style-name="P107">Evaluación positiva</text:p>
          </table:table-cell>
          <table:table-cell table:style-name="Tabla5.A1" office:value-type="string">
            <text:p text:style-name="P107">%</text:p>
          </table:table-cell>
          <table:table-cell table:style-name="Tabla5.A1" office:value-type="string">
            <text:p text:style-name="P107">Evaluación negativa</text:p>
          </table:table-cell>
          <table:table-cell table:style-name="Tabla5.E1" office:value-type="string">
            <text:p text:style-name="P107">%</text:p>
          </table:table-cell>
        </table:table-row>
        <table:table-row table:style-name="Tabla5.2">
          <table:table-cell table:style-name="Tabla5.A2" office:value-type="string">
            <text:p text:style-name="P25">29</text:p>
          </table:table-cell>
          <table:table-cell table:style-name="Tabla5.B2" office:value-type="string">
            <text:p text:style-name="P25">2<text:span text:style-name="T48">8</text:span></text:p>
          </table:table-cell>
          <table:table-cell table:style-name="Tabla5.C2" office:value-type="string">
            <text:p text:style-name="P114">96,55</text:p>
          </table:table-cell>
          <table:table-cell table:style-name="Tabla5.D2" office:value-type="string">
            <text:p text:style-name="P114">1</text:p>
          </table:table-cell>
          <table:table-cell table:style-name="Tabla5.E2" office:value-type="string">
            <text:p text:style-name="P114">3,45</text:p>
          </table:table-cell>
        </table:table-row>
      </table:table>
      <text:p text:style-name="P53"/>
      <table:table table:name="Tabla6" table:style-name="Tabla6">
        <table:table-column table:style-name="Tabla6.A"/>
        <table:table-row table:style-name="Tabla6.1">
          <table:table-cell table:style-name="Tabla6.A1" office:value-type="string">
            <text:p text:style-name="P123"/>
            <text:list xml:id="list589016822" text:style-name="WW8Num9">
              <text:list-item>
                <text:list>
                  <text:list-item>
                    <text:p text:style-name="P158">Análisis/Valoración de los resultados</text:p>
                  </text:list-item>
                </text:list>
              </text:list-item>
            </text:list>
            <text:p text:style-name="P83"><text:span text:style-name="T21">Los resultados han sido </text:span><text:span text:style-name="T22">muy</text:span><text:span text:style-name="T21"> positivos. </text:span><text:span text:style-name="T23">E</text:span><text:span text:style-name="T21">l alumnado ha mostrado interés, es un grupo un poco hablador pero que en líneas generales, cumplen con los trabajos y deberes que se les señala.</text:span></text:p>
            <text:p text:style-name="P86"><text:span text:style-name="T49">La alumna que ha suspendido</text:span> <text:span text:style-name="T17">ha sido</text:span> por <text:span text:style-name="T50">total falta de interés, le ha faltado por entregar la mayoría de las actividades realizadas.</text:span></text:p>
            <text:p text:style-name="P21"/>
            <text:p text:style-name="P21"><text:span text:style-name="T45">1.2. </text:span>Dificultades encontradas:</text:p>
            <text:p text:style-name="P88">Diferencia de conocimientos iniciales, capacidad y esfuerzo de los alumnos.</text:p>
            <text:p text:style-name="P131"/>
            <text:p text:style-name="P131">1.<text:span text:style-name="T45">3</text:span>. Propuestas de mejora</text:p>
            <text:p text:style-name="P73">Fomento de la lectura, ya que por medio de esta, accederán además a poseer buena escritura y a expresar mejor sus ideas, pensamientos y argumentos a la hora de manifestarse.</text:p>
            <text:p text:style-name="P66"><text:span text:style-name="T25">Actualización </text:span><text:span text:style-name="T26">y modificación</text:span><text:span text:style-name="T25"> de </text:span><text:span text:style-name="T26">algunos</text:span><text:span text:style-name="T25"> contenidos </text:span><text:span text:style-name="T26">en las diferentes</text:span><text:span text:style-name="T25"> unidades. </text:span><text:span text:style-name="T26">Además de añadir nuevos recursos.</text:span></text:p>
            <text:p text:style-name="P69"><text:span text:style-name="T26">F</text:span><text:span text:style-name="T24">omentar y que comprendan la importancia del estudio y trabajo en casa. </text:span></text:p>
            <text:p text:style-name="P94"/>
            <text:p text:style-name="P66"><text:span text:style-name="T7">1.</text:span><text:span text:style-name="T8">4</text:span><text:span text:style-name="T7">. </text:span><text:span text:style-name="T8">Plan de recuperación de alumnado evaluado negativamente</text:span></text:p>
            <text:p text:style-name="P164">No existirá <text:s/>el <text:s/>concepto <text:s/>de <text:s/>“recuperación” <text:s/>en <text:s/>el <text:s/>sentido <text:s/>de <text:s/>que <text:s/>existan <text:s/>exámenes específicos cuando no se superen unidades anteriores. Se hará una evaluación continua y personalizada, que permite evaluar al alumno todos los contenidos. La superación de los contenidos mínimos está condicionada a la realización de todas las actividades que incluye el módulo para cada unidad.</text:p>
          </table:table-cell>
        </table:table-row>
      </table:table>
      <text:p text:style-name="P45"/>
      <text:p text:style-name="P149"><text:soft-page-break/></text:p>
      <text:p text:style-name="P151"/>
      <text:p text:style-name="P95"/>
      <text:p text:style-name="P59"><draw:frame draw:style-name="fr2" draw:name="Marco4" text:anchor-type="char" svg:x="6.959cm" svg:y="-0.448cm" svg:width="9.578cm" svg:height="3.757cm" draw:z-index="13"><draw:text-box><text:p text:style-name="P13">CENTRO: IES HARÍA</text:p><text:p text:style-name="P63">LOCALIDAD: HARÍA</text:p><text:p text:style-name="P63">CODIGO:<text:tab/>35009206<text:tab/> </text:p><text:p text:style-name="P12">CURSO: 201<text:span text:style-name="T31">6</text:span> <text:s/>/ 201<text:span text:style-name="T31">7</text:span></text:p><text:p text:style-name="P11">EVALUACIÓN: <text:span text:style-name="T40">2º</text:span></text:p><text:p text:style-name="P16"><text:span text:style-name="T32">DEPARTAMENTO DE: </text:span><text:span text:style-name="T33">INFORMÁTICA</text:span> <text:span text:style-name="T32"><text:s/></text:span></text:p><text:p text:style-name="Standard"><text:span text:style-name="T32">NIVEL: </text:span><text:span text:style-name="T33">1º Bachillerato</text:span> </text:p><text:p text:style-name="P11"/></draw:text-box></draw:frame></text:p>
      <text:p text:style-name="P44"/>
      <text:p text:style-name="P44"/>
      <text:p text:style-name="P44"/>
      <text:p text:style-name="P44"/>
      <text:p text:style-name="P44"/>
      <text:p text:style-name="P44"/>
      <text:p text:style-name="P44"/>
      <text:p text:style-name="P44"/>
      <text:p text:style-name="P44">El Departamento didáctico citado, una vez realizado el análisis de los resultados correspondientes a la <text:s/>evaluación citada, hace las siguientes consideraciones:</text:p>
      <text:p text:style-name="P44"/>
      <text:p text:style-name="P40">TECNOLOGÍAS DE LA INFORMACIÓN Y LA COMUNICACIÓN (TFY)</text:p>
      <text:p text:style-name="P46"/>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108">Alumnado matriculado</text:p>
          </table:table-cell>
          <table:table-cell table:style-name="Tabla7.A1" office:value-type="string">
            <text:p text:style-name="P108">Evaluación positiva</text:p>
          </table:table-cell>
          <table:table-cell table:style-name="Tabla7.A1" office:value-type="string">
            <text:p text:style-name="P108">%</text:p>
          </table:table-cell>
          <table:table-cell table:style-name="Tabla7.A1" office:value-type="string">
            <text:p text:style-name="P108">Evaluación negativa</text:p>
          </table:table-cell>
          <table:table-cell table:style-name="Tabla7.E1" office:value-type="string">
            <text:p text:style-name="P108">%</text:p>
          </table:table-cell>
        </table:table-row>
        <table:table-row table:style-name="Tabla7.2">
          <table:table-cell table:style-name="Tabla7.A2" office:value-type="string">
            <text:p text:style-name="P26">9</text:p>
          </table:table-cell>
          <table:table-cell table:style-name="Tabla7.B2" office:value-type="string">
            <text:p text:style-name="P26">9</text:p>
          </table:table-cell>
          <table:table-cell table:style-name="Tabla7.C2" office:value-type="string">
            <text:p text:style-name="P112">100</text:p>
          </table:table-cell>
          <table:table-cell table:style-name="Tabla7.D2" office:value-type="string">
            <text:p text:style-name="P112">0</text:p>
          </table:table-cell>
          <table:table-cell table:style-name="Tabla7.E2" office:value-type="float" office:value="0">
            <text:p text:style-name="P112">0</text:p>
          </table:table-cell>
        </table:table-row>
      </table:table>
      <text:p text:style-name="P54"/>
      <table:table table:name="Tabla8" table:style-name="Tabla8">
        <table:table-column table:style-name="Tabla8.A"/>
        <table:table-row table:style-name="Tabla8.1">
          <table:table-cell table:style-name="Tabla8.A1" office:value-type="string">
            <text:p text:style-name="P124"/>
            <text:list xml:id="list65105787501846" text:continue-numbering="true" text:style-name="WW8Num9">
              <text:list-item>
                <text:list>
                  <text:list-item>
                    <text:p text:style-name="P159">Análisis/Valoración de los resultados</text:p>
                  </text:list-item>
                </text:list>
              </text:list-item>
            </text:list>
            <text:p text:style-name="P85"><text:span text:style-name="T25">Los resultados han sido </text:span><text:span text:style-name="T27">muy</text:span><text:span text:style-name="T25"> positivos. </text:span><text:span text:style-name="T29">Grupo muy trabajador, con </text:span><text:span text:style-name="T30">interés</text:span><text:span text:style-name="T29"> en la materia </text:span><text:span text:style-name="T30">y participativo en clase. C</text:span><text:span text:style-name="T25">umplen con los trabajos y deberes que se les señala.</text:span> <text:span text:style-name="T25"><text:s/></text:span></text:p>
            <text:p text:style-name="P22"/>
            <text:p text:style-name="P22"><text:span text:style-name="T45">1.2. </text:span>Dificultades encontradas:</text:p>
            <text:p text:style-name="P89">Diferencia de conocimientos iniciales, capacidad y esfuerzo de los alumnos.</text:p>
            <text:p text:style-name="P132"/>
            <text:p text:style-name="P132">1.<text:span text:style-name="T45">3</text:span>. Propuestas de mejora</text:p>
            <text:p text:style-name="P74">Fomento de la lectura, ya que por medio de esta, accederán además a poseer buena escritura y a expresar mejor sus ideas, pensamientos y argumentos a la hora de manifestarse.</text:p>
            <text:p text:style-name="P64">Actualización <text:span text:style-name="T34">y modificación</text:span> de <text:span text:style-name="T34">algunos</text:span> contenidos <text:span text:style-name="T34">en las diferentes</text:span> unidades. <text:span text:style-name="T34">Además de añadir nuevos recursos.</text:span></text:p>
            <text:p text:style-name="P152">Fomentar y que comprendan la importancia del estudio y trabajo en casa.</text:p>
            <text:p text:style-name="P75"/>
            <text:p text:style-name="P67"><text:span text:style-name="T7">1.</text:span><text:span text:style-name="T8">4</text:span><text:span text:style-name="T7">. </text:span><text:span text:style-name="T8">Plan de recuperación de alumnado evaluado negativamente</text:span></text:p>
            <text:p text:style-name="P93">No existirá <text:s/>el <text:s/>concepto <text:s/>de <text:s/>“recuperación” <text:s/>en <text:s/>el <text:s/>sentido <text:s/>de <text:s/>que <text:s/>existan <text:s/>exámenes específicos cuando no se superen unidades anteriores. Se hará una evaluación continua y personalizada, que permite evaluar al alumno todos los contenidos. La superación de los contenidos mínimos está condicionada a la realización de todas las actividades que incluye el módulo para cada unidad.</text:p>
            <text:p text:style-name="P96"/>
            <text:p text:style-name="P96"/>
            <text:p text:style-name="P96"/>
            <text:p text:style-name="P96"/>
            <text:p text:style-name="P127"/>
          </table:table-cell>
        </table:table-row>
      </table:table>
      <text:p text:style-name="P46"><text:soft-page-break/></text:p>
      <text:p text:style-name="P95"/>
      <text:p text:style-name="P60"><draw:frame draw:style-name="fr1" draw:name="Marco1" text:anchor-type="char" svg:x="6.959cm" svg:y="-0.146cm" svg:width="9.354cm" svg:height="3.387cm" draw:z-index="10"><draw:text-box><text:p text:style-name="P14">CENTRO: IES HARÍA</text:p><text:p text:style-name="P62">LOCALIDAD: HARÍA</text:p><text:p text:style-name="P62">CODIGO: 35009206<text:tab/> </text:p><text:p text:style-name="P15">CURSO: 20<text:span text:style-name="T2">16</text:span> <text:s/>/ 20<text:span text:style-name="T2">17</text:span></text:p><text:p text:style-name="P15">EVALUACIÓN Nº <text:span text:style-name="T40">2</text:span></text:p><text:p text:style-name="P15">DEPARTAMENTO DE: <text:span text:style-name="T2">INFORMATICA</text:span></text:p><text:p text:style-name="P15">NIVEL: <text:span text:style-name="T2">1º CFGM Informática</text:span></text:p><text:p text:style-name="P11"/></draw:text-box></draw:frame></text:p>
      <text:p text:style-name="P43">El Departamento didáctico citado, una vez realizado el análisis de los resultados correspondientes a la <text:s/>evaluación citada, hace las siguientes consideraciones:</text:p>
      <text:p text:style-name="P43"/>
      <text:p text:style-name="P41">APLICACIONES OFIMÁTICAS (AIF)</text:p>
      <text:p text:style-name="P47"/>
      <table:table table:name="Tabla11" table:style-name="Tabla11">
        <table:table-column table:style-name="Tabla11.A"/>
        <table:table-column table:style-name="Tabla11.B"/>
        <table:table-column table:style-name="Tabla11.C"/>
        <table:table-column table:style-name="Tabla11.D"/>
        <table:table-column table:style-name="Tabla11.E"/>
        <table:table-row table:style-name="Tabla11.1">
          <table:table-cell table:style-name="Tabla11.A1" office:value-type="string">
            <text:p text:style-name="P109">Alumnado matriculado</text:p>
          </table:table-cell>
          <table:table-cell table:style-name="Tabla11.A1" office:value-type="string">
            <text:p text:style-name="P109">Evaluación positiva</text:p>
          </table:table-cell>
          <table:table-cell table:style-name="Tabla11.A1" office:value-type="string">
            <text:p text:style-name="P109">%</text:p>
          </table:table-cell>
          <table:table-cell table:style-name="Tabla11.A1" office:value-type="string">
            <text:p text:style-name="P109">Evaluación negativa</text:p>
          </table:table-cell>
          <table:table-cell table:style-name="Tabla11.E1" office:value-type="string">
            <text:p text:style-name="P109">%</text:p>
          </table:table-cell>
        </table:table-row>
        <table:table-row table:style-name="Tabla11.2">
          <table:table-cell table:style-name="Tabla11.A2" office:value-type="string">
            <text:p text:style-name="P27">2<text:span text:style-name="T42">0</text:span></text:p>
          </table:table-cell>
          <table:table-cell table:style-name="Tabla11.B2" office:value-type="string">
            <text:p text:style-name="P29">11</text:p>
          </table:table-cell>
          <table:table-cell table:style-name="Tabla11.C2" office:value-type="string">
            <text:p text:style-name="P115">55</text:p>
          </table:table-cell>
          <table:table-cell table:style-name="Tabla11.D2" office:value-type="string">
            <text:p text:style-name="P115">9</text:p>
          </table:table-cell>
          <table:table-cell table:style-name="Tabla11.E2" office:value-type="string">
            <text:p text:style-name="P115">45</text:p>
          </table:table-cell>
        </table:table-row>
      </table:table>
      <text:p text:style-name="P55"/>
      <table:table table:name="Tabla12" table:style-name="Tabla12">
        <table:table-column table:style-name="Tabla12.A"/>
        <table:table-row table:style-name="Tabla12.1">
          <table:table-cell table:style-name="Tabla12.A1" office:value-type="string">
            <text:p text:style-name="P125"/>
            <text:list xml:id="list65107063995698" text:continue-numbering="true" text:style-name="WW8Num9">
              <text:list-item>
                <text:list>
                  <text:list-item>
                    <text:p text:style-name="P160">Análisis/Valoración de los resultados</text:p>
                  </text:list-item>
                </text:list>
              </text:list-item>
            </text:list>
            <text:p text:style-name="P87"><text:span text:style-name="T43">L</text:span>os resultados <text:span text:style-name="T44">no </text:span>han sido positivos <text:span text:style-name="T43">ya que tenemos un porcentaje alto de suspensos, aunque p</text:span>or regla general el alumnado ha mostrado interés, es un grupo un poco hablador pero que en líneas generales, cumplen con los trabajos y deberes que se les señala. </text:p>
            <text:p text:style-name="P61">La falta de hábitos de trabajo y de estudio en casa, además de una actitud poco propicia para un aprovechamiento adecuado de las clases: la falta de motivación e interés, el absentismo <text:span text:style-name="T43">y la dificultad de algunas de las unidades de trabajo de esta evaluación</text:span> justifican el porcentaje de suspensos. </text:p>
            <text:p text:style-name="P23"/>
            <text:p text:style-name="P23"><text:span text:style-name="T45">1.2. </text:span>Dificultades encontradas:</text:p>
            <text:p text:style-name="P90">La falta reiterativa de algunos alumnos hacen que no se pueda seguir un ritmo normal, con una pérdida de tiempo considerable en la repetición de explicaciones. </text:p>
            <text:p text:style-name="P90">La falta de seriedad e interés de algunos algunos que se limitan a venir a clase a jugar o a perder el tiempo.</text:p>
            <text:p text:style-name="P90">Diferencia de conocimientos iniciales, capacidad y esfuerzo de los alumnos.</text:p>
            <text:p text:style-name="P90"/>
            <text:p text:style-name="P92"><text:span text:style-name="T28"><text:s/></text:span><text:span text:style-name="T5">1.</text:span><text:span text:style-name="T9">3</text:span><text:span text:style-name="T5">. Propuestas de mejora</text:span></text:p>
            <text:p text:style-name="P72">Se intentará motivar al alumnado para que estudien más en casa, sean más constantes en la realización de las tareas tanto en clase como en casa y que las familias se impliquen más en el seguimiento de los estudios de sus hijos. <text:span text:style-name="T34">Fomentar y que comprendan la importancia del estudio y trabajo en casa.</text:span></text:p>
            <text:p text:style-name="P65">Realizar un seguimiento más cercano al alumnado que ha suspendido la materia <text:span text:style-name="T10">e intentar</text:span> que trabajen más. Procurar mejorar la asistencia a clase de los alumnos que han faltado excesivamente en esta <text:span text:style-name="T42">segunda</text:span> evaluación.</text:p>
            <text:p text:style-name="P65">Proyector más potente.</text:p>
            <text:p text:style-name="P68"><text:span text:style-name="T12">Actualización </text:span><text:span text:style-name="T13">y modificación</text:span><text:span text:style-name="T12"> de </text:span><text:span text:style-name="T13">algunos</text:span><text:span text:style-name="T12"> contenidos </text:span><text:span text:style-name="T13">en las diferentes</text:span><text:span text:style-name="T12"> unidades. </text:span><text:soft-page-break/><text:span text:style-name="T13">Además de añadir nuevos recursos.</text:span><text:span text:style-name="T12"> </text:span></text:p>
            <text:p text:style-name="P71"/>
            <text:p text:style-name="P68"><text:span text:style-name="T7">1.</text:span><text:span text:style-name="T8">4</text:span><text:span text:style-name="T7">. </text:span><text:span text:style-name="T8">Plan de recuperación de alumnado evaluado negativamente</text:span></text:p>
            <text:p text:style-name="P65">Para que los alumnos puedan superar las unidades que tienen evaluadas negativamente, en primer lugar tienen que realizar todas las actividades que incluye dicha unidad de trabajo. Cada trimestre se realizará una prueba de recuperación teórico/práctica de cada unidad donde existan alumnos evaluados negativamente. Superar dichas pruebas y la realización de todas las tareas supone “aprobar la unidad <text:span text:style-name="T46">de trabajo</text:span>”. </text:p>
          </table:table-cell>
        </table:table-row>
      </table:table>
      <text:p text:style-name="P37"/>
      <text:p text:style-name="P38"/>
      <text:p text:style-name="P39">REDES DE ÁREA LOCAL (RDE)</text:p>
      <text:p text:style-name="P38"/>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106">Alumnado matriculado</text:p>
          </table:table-cell>
          <table:table-cell table:style-name="Tabla1.A1" office:value-type="string">
            <text:p text:style-name="P106">Evaluación positiva</text:p>
          </table:table-cell>
          <table:table-cell table:style-name="Tabla1.A1" office:value-type="string">
            <text:p text:style-name="P106">%</text:p>
          </table:table-cell>
          <table:table-cell table:style-name="Tabla1.A1" office:value-type="string">
            <text:p text:style-name="P106">Evaluación negativa</text:p>
          </table:table-cell>
          <table:table-cell table:style-name="Tabla1.E1" office:value-type="string">
            <text:p text:style-name="P106">%</text:p>
          </table:table-cell>
        </table:table-row>
        <table:table-row table:style-name="Tabla1.2">
          <table:table-cell table:style-name="Tabla1.A2" office:value-type="string">
            <text:p text:style-name="P31">2<text:span text:style-name="T41">4</text:span></text:p>
          </table:table-cell>
          <table:table-cell table:style-name="Tabla1.B2" office:value-type="string">
            <text:p text:style-name="P31">9</text:p>
          </table:table-cell>
          <table:table-cell table:style-name="Tabla1.C2" office:value-type="string">
            <text:p text:style-name="P119">3<text:span text:style-name="T41">7,5</text:span></text:p>
          </table:table-cell>
          <table:table-cell table:style-name="Tabla1.D2" office:value-type="string">
            <text:p text:style-name="P101">1<text:span text:style-name="T37">6</text:span></text:p>
          </table:table-cell>
          <table:table-cell table:style-name="Tabla1.E2" office:value-type="string">
            <text:p text:style-name="P102">6<text:span text:style-name="T41">2,5</text:span></text:p>
          </table:table-cell>
        </table:table-row>
      </table:table>
      <text:p text:style-name="P52"/>
      <table:table table:name="Tabla2" table:style-name="Tabla2">
        <table:table-column table:style-name="Tabla2.A"/>
        <table:table-row table:style-name="Tabla2.1">
          <table:table-cell table:style-name="Tabla2.A1" office:value-type="string">
            <text:p text:style-name="P130"><text:span text:style-name="T36">1.1. </text:span>Análisis/Valoración de los resultados</text:p>
            <text:p text:style-name="P19"/>
            <text:p text:style-name="P18">Aunque a primera vista se observa una evolución negativa respecto a los resultados del primer trimestre, hay que matizar que 3 de los alumnos que suspenden sólo tienen pendiente por entregar algunas actividades y podrían recuperar con facilidad. Además 2 alumnos que suspendieron el primer <text:s/>trimestre han evolucionado de forma positiva en el segundo, superando todas las pruebas y controles y entregando las actividades requeridas y sólo tienen pendiente recuperar una de las unidades del primer trimestre. </text:p>
            <text:p text:style-name="P18"/>
            <text:p text:style-name="P18">También hay que tener en cuenta que de los 2<text:span text:style-name="T41">4</text:span> alumnos actualmente matriculados, <text:span text:style-name="T41">3</text:span> son absentistas o apenas vienen a clase y otros 4, aunque asisten a clase con regularidad no <text:span text:style-name="T41">trabajan, ni </text:span>participan, ni realizan las actividades. </text:p>
            <text:p text:style-name="P17"/>
            <text:p text:style-name="P17">Teniendo lo anterior en cuenta aprueba un 52% <text:span text:style-name="T39">(9/17) </text:span>de los alumnos que realmente asisten y participan en clase. Y si tenemos en cuenta al alumnado con posibilidad de recuperar materia pendiente, a final del curso podría aprobar hasta un 82% <text:span text:style-name="T39">(14/17) </text:span>del alumnado que realmente asiste y participa en clase.</text:p>
            <text:p text:style-name="P19"/>
            <text:p text:style-name="P20">Dificultades encontradas:</text:p>
            <text:p text:style-name="P139"><text:s/></text:p>
            <text:p text:style-name="P137">Diferencia de niveles de implicación y dedicación por parte de los alumnos.</text:p>
            <text:p text:style-name="P137"/>
            <text:p text:style-name="P138">Sólo disponer de un día a la semana con dos horas seguidas para poder hacer pruebas y controles. Además se da la circunstancia que dichas horas son las dos últimas de clase en la que los alumnos están ya más cansados y les cuesta más concentrarse. </text:p>
            <text:p text:style-name="P135"/>
            <text:p text:style-name="P130">1.2. Propuestas de mejora</text:p>
            <text:p text:style-name="P77"/>
            <text:p text:style-name="P78">Proyector de mayor potencia, el actual es prácticamente inservible.</text:p>
            <text:p text:style-name="P77"/>
            <text:p text:style-name="P120">1.3. Plan de recuperación del alumnado evaluado negativamente</text:p>
            <text:p text:style-name="P144"><text:soft-page-break/></text:p>
            <text:p text:style-name="P140">La unidad fundamental de evaluación reflejada en la programación del módulo no es el trimestre sino la unidad de trabajo. En cada unidad de trabajo se toman como referencia para superarla las prácticas y actividades entregadas; y pruebas y controles de tipo teórico y práctico. En este presente se completaron las unidades <text:span text:style-name="T38">3, 4, 5</text:span> y <text:span text:style-name="T38">las prácticas y actividades de la unidad 6</text:span> de la programación. <text:span text:style-name="T38">De las unidades 3, 4 y 5</text:span> se han realizado tanto pruebas como recuperaciones. <text:span text:style-name="T38">Al inicio del tercer trimestre se realizarán las pruebas y recuperaciones de la UT6.</text:span></text:p>
            <text:p text:style-name="P140"/>
            <text:p text:style-name="P140">El alumnado <text:s/>evaluado negativamente podrá recuperar las unidades pendientes y superar el módulo realizando las siguientes <text:span text:style-name="T4">actividades/</text:span>tareas:</text:p>
            <text:p text:style-name="P140"/>
            <text:p text:style-name="P140"><text:s text:c="2"/>- Entregar hasta un 85% del total de las actividades y prácticas pendientes. Lo puede realizar en cualquier momento utilizando la plataforma o, previo aviso, pres<text:span text:style-name="T3">en</text:span>t<text:span text:style-name="T3">án</text:span>d<text:span text:style-name="T3">o</text:span>selas al profesor (aquellas que requieran revisión directa) </text:p>
            <text:p text:style-name="P145"/>
            <text:p text:style-name="P140"><text:s/>- En la parte final del tercer trimestre, se realizarán pruebas de “repesca” de las partes teóricas y/o prácticas de cada unidad pendiente a aquellos alumnos con partes pendientes en 3 o menos unidades de trabajo y que hayan entregado el 85% de las prácticas y actividades de cada una de las UT (hay que tener en cuenta de que ya se han realizado pruebas de recuperación de cada una de las unidades a lo largo del curso y que los alumnos han tenido todo el curso para ir entregando prácticas pendientes)</text:p>
          </table:table-cell>
        </table:table-row>
      </table:table>
      <text:p text:style-name="P34"/>
      <text:p text:style-name="P147">MONTAJE Y MANTENIMIENTO DE EQUIPOS</text:p>
      <text:p text:style-name="P48"/>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111">Alumnado matriculado</text:p>
          </table:table-cell>
          <table:table-cell table:style-name="Tabla17.A1" office:value-type="string">
            <text:p text:style-name="P111">Evaluación positiva</text:p>
          </table:table-cell>
          <table:table-cell table:style-name="Tabla17.A1" office:value-type="string">
            <text:p text:style-name="P111">%</text:p>
          </table:table-cell>
          <table:table-cell table:style-name="Tabla17.A1" office:value-type="string">
            <text:p text:style-name="P111">Evaluación negativa</text:p>
          </table:table-cell>
          <table:table-cell table:style-name="Tabla17.E1" office:value-type="string">
            <text:p text:style-name="P111">%</text:p>
          </table:table-cell>
        </table:table-row>
        <table:table-row table:style-name="Tabla17.2">
          <table:table-cell table:style-name="Tabla17.A2" office:value-type="string">
            <text:p text:style-name="P58">24</text:p>
          </table:table-cell>
          <table:table-cell table:style-name="Tabla17.B2" office:value-type="string">
            <text:p text:style-name="P58">10</text:p>
          </table:table-cell>
          <table:table-cell table:style-name="Tabla17.C2" office:value-type="string">
            <text:p text:style-name="P105">42 %</text:p>
          </table:table-cell>
          <table:table-cell table:style-name="Tabla17.D2" office:value-type="string">
            <text:p text:style-name="P105">14</text:p>
          </table:table-cell>
          <table:table-cell table:style-name="Tabla17.E2" office:value-type="string">
            <text:p text:style-name="P105">58%</text:p>
          </table:table-cell>
        </table:table-row>
      </table:table>
      <text:p text:style-name="P57"/>
      <table:table table:name="Tabla18" table:style-name="Tabla18">
        <table:table-column table:style-name="Tabla18.A"/>
        <table:table-row table:style-name="Tabla18.1">
          <table:table-cell table:style-name="Tabla18.A1" office:value-type="string">
            <text:p text:style-name="P126"/>
            <text:list xml:id="list2628977548" text:style-name="WW8Num2">
              <text:list-item>
                <text:list>
                  <text:list-item>
                    <text:p text:style-name="P161">Análisis/Valoración de los resultados</text:p>
                  </text:list-item>
                </text:list>
              </text:list-item>
            </text:list>
            <text:p text:style-name="P157">Ha decaído la asistencia, la regularidad y el interés por el módulo. Quizás sea debido a que los contenidos de <text:s/>la segunda evaluación son más teóricos y requieren de más estudio. En realidad, de los 14 suspendidos, varios alumnos no asisten a clase nunca o no trabajan por sistema, y hay varios con un con un cuatro con lo que podría llegarse hasta 14 aprobados finales en el mejor de los casos.</text:p>
            <text:p text:style-name="P24"/>
            <text:p text:style-name="P24">1.2. Dificultades encontradas:</text:p>
            <text:p text:style-name="P98"><text:span text:style-name="T11">Algunos alumnos conocen todas las partes del ordenador y se aburren y esto hace que arrastren a otros con menos interés en su distracción</text:span><text:span text:style-name="T6">.</text:span></text:p>
            <text:p text:style-name="P134"/>
            <text:p text:style-name="P134">1.3. Propuestas de mejora</text:p>
            <text:p text:style-name="P76">Más equipos en el aula y proyector más potente.</text:p>
            <text:p text:style-name="P76"/>
            <text:p text:style-name="P174"><text:span text:style-name="T7">1.</text:span><text:span text:style-name="T8">4</text:span><text:span text:style-name="T7">. </text:span><text:span text:style-name="T8">Plan de recuperación de alumnado evaluado negativamente</text:span></text:p>
            <text:p text:style-name="P170">Cada uno de los temas pendientes e recupera antes de la evaluación mediante una prueba objetiva de igual valor que la suspendida. Antes de la tercera evaluación volverá a realizarse una tercera recuperación pero sólo con valorada sobre cinco puntos.</text:p>
            <text:p text:style-name="P98"><text:soft-page-break/></text:p>
          </table:table-cell>
        </table:table-row>
      </table:table>
      <text:p text:style-name="P48"/>
      <text:p text:style-name="P82"/>
      <text:p text:style-name="P48">SISTEMAS OPERATIVOS MONOPUESTO</text:p>
      <text:p text:style-name="P48"/>
      <table:table table:name="Tabla19" table:style-name="Tabla19">
        <table:table-column table:style-name="Tabla19.A"/>
        <table:table-column table:style-name="Tabla19.B"/>
        <table:table-column table:style-name="Tabla19.C"/>
        <table:table-column table:style-name="Tabla19.D"/>
        <table:table-column table:style-name="Tabla19.E"/>
        <table:table-row table:style-name="Tabla19.1">
          <table:table-cell table:style-name="Tabla19.A1" office:value-type="string">
            <text:p text:style-name="P111">Alumnado matriculado</text:p>
          </table:table-cell>
          <table:table-cell table:style-name="Tabla19.A1" office:value-type="string">
            <text:p text:style-name="P111">Evaluación positiva</text:p>
          </table:table-cell>
          <table:table-cell table:style-name="Tabla19.A1" office:value-type="string">
            <text:p text:style-name="P111">%</text:p>
          </table:table-cell>
          <table:table-cell table:style-name="Tabla19.A1" office:value-type="string">
            <text:p text:style-name="P111">Evaluación negativa</text:p>
          </table:table-cell>
          <table:table-cell table:style-name="Tabla19.E1" office:value-type="string">
            <text:p text:style-name="P111">%</text:p>
          </table:table-cell>
        </table:table-row>
        <table:table-row table:style-name="Tabla19.2">
          <table:table-cell table:style-name="Tabla19.A2" office:value-type="string">
            <text:p text:style-name="P58">24</text:p>
          </table:table-cell>
          <table:table-cell table:style-name="Tabla19.B2" office:value-type="string">
            <text:p text:style-name="P58">9</text:p>
          </table:table-cell>
          <table:table-cell table:style-name="Tabla19.C2" office:value-type="string">
            <text:p text:style-name="P105">37,5%</text:p>
          </table:table-cell>
          <table:table-cell table:style-name="Tabla19.D2" office:value-type="string">
            <text:p text:style-name="P105">15</text:p>
          </table:table-cell>
          <table:table-cell table:style-name="Tabla19.E2" office:value-type="string">
            <text:p text:style-name="P105">62,5%</text:p>
          </table:table-cell>
        </table:table-row>
      </table:table>
      <text:p text:style-name="P57"/>
      <table:table table:name="Tabla20" table:style-name="Tabla20">
        <table:table-column table:style-name="Tabla20.A"/>
        <table:table-row table:style-name="Tabla20.1">
          <table:table-cell table:style-name="Tabla20.A1" office:value-type="string">
            <text:p text:style-name="P134"><text:span text:style-name="T52">1.1. </text:span>Análisis/Valoración de los resultados</text:p>
            <text:p text:style-name="P157">Se ha notado el aumento de suspensos por ser la materia, en esta segunda evaluación, algo más abstracta y requiere de más conocimientos de programación del sistema. En realidad, de los 15 suspendidos, muchos alumnos no asisten a clase nunca o no trabajan por sistema y, además, hay varios con un cuatro que podrían recuperar al final llegando hasta <text:s/>12 los aprobados finales.</text:p>
            <text:p text:style-name="P24">1.2. Dificultades encontradas:</text:p>
            <text:p text:style-name="P136">Hay que repetir mucho para algunos alumnos y otros llegan a aburrirse.</text:p>
            <text:p text:style-name="P134"/>
            <text:p text:style-name="P134">1.3. Propuestas de mejora</text:p>
            <text:p text:style-name="P76">Más equipos en el aula y proyector más potente.</text:p>
            <text:p text:style-name="P129"/>
            <text:p text:style-name="P174"><text:span text:style-name="T7">1.</text:span><text:span text:style-name="T8">4</text:span><text:span text:style-name="T7">. </text:span><text:span text:style-name="T8">Plan de recuperación de alumnado evaluado negativamente</text:span></text:p>
            <text:p text:style-name="P171">Cada uno de los temas pendientes e recupera antes de la evaluación mediante una prueba objetiva de igual valor que la suspendida. Antes de la tercera evaluación volverá a realizarse una tercera recuperación pero sólo con valorada sobre cinco puntos.</text:p>
          </table:table-cell>
        </table:table-row>
      </table:table>
      <text:p text:style-name="P48"/>
      <text:p text:style-name="P146"/>
      <text:p text:style-name="P148"/>
      <text:p text:style-name="P60"><draw:frame draw:style-name="fr1" draw:name="Marco2" text:anchor-type="char" svg:x="6.959cm" svg:y="-0.471cm" svg:width="9.116cm" svg:height="3.32cm" draw:z-index="11"><draw:text-box><text:p text:style-name="P14">CENTRO: IES HARÍA</text:p><text:p text:style-name="P62">LOCALIDAD: HARÍA</text:p><text:p text:style-name="P62">CODIGO: 35009206<text:tab/> </text:p><text:p text:style-name="P15">CURSO: 20<text:span text:style-name="T16">16</text:span> <text:s/>/ 20<text:span text:style-name="T16">17</text:span></text:p><text:p text:style-name="P15">EVALUACIÓN Nº <text:span text:style-name="T40">2</text:span></text:p><text:p text:style-name="P15">DEPARTAMENTO DE: <text:span text:style-name="T16">Informática</text:span></text:p><text:p text:style-name="P15">NIVEL: <text:span text:style-name="T16">2º CFGM Informática</text:span></text:p><text:p text:style-name="P11"/></draw:text-box></draw:frame></text:p>
      <text:p text:style-name="P60"/>
      <text:p text:style-name="P43"/>
      <text:p text:style-name="P43">El Departamento didáctico citado, una vez realizado el análisis de los resultados correspondientes a la <text:s/>evaluación citada, hace las siguientes consideraciones:</text:p>
      <text:p text:style-name="P43"/>
      <text:p text:style-name="P42">APLICACIONES WEB (APW)</text:p>
      <text:p text:style-name="P47"/>
      <table:table table:name="Tabla13" table:style-name="Tabla13">
        <table:table-column table:style-name="Tabla13.A"/>
        <table:table-column table:style-name="Tabla13.B"/>
        <table:table-column table:style-name="Tabla13.C"/>
        <table:table-column table:style-name="Tabla13.D"/>
        <table:table-column table:style-name="Tabla13.E"/>
        <table:table-row table:style-name="Tabla13.1">
          <table:table-cell table:style-name="Tabla13.A1" office:value-type="string">
            <text:p text:style-name="P109">Alumnado matriculado</text:p>
          </table:table-cell>
          <table:table-cell table:style-name="Tabla13.A1" office:value-type="string">
            <text:p text:style-name="P109">Evaluación positiva</text:p>
          </table:table-cell>
          <table:table-cell table:style-name="Tabla13.A1" office:value-type="string">
            <text:p text:style-name="P109">%</text:p>
          </table:table-cell>
          <table:table-cell table:style-name="Tabla13.A1" office:value-type="string">
            <text:p text:style-name="P109">Evaluación negativa</text:p>
          </table:table-cell>
          <table:table-cell table:style-name="Tabla13.E1" office:value-type="string">
            <text:p text:style-name="P109">%</text:p>
          </table:table-cell>
        </table:table-row>
        <table:table-row table:style-name="Tabla13.2">
          <table:table-cell table:style-name="Tabla13.A2" office:value-type="string">
            <text:p text:style-name="P28">11</text:p>
          </table:table-cell>
          <table:table-cell table:style-name="Tabla13.B2" office:value-type="string">
            <text:p text:style-name="P30">9</text:p>
          </table:table-cell>
          <table:table-cell table:style-name="Tabla13.C2" office:value-type="string">
            <text:p text:style-name="P113"><text:span text:style-name="T47">81</text:span>,<text:span text:style-name="T47">82</text:span></text:p>
          </table:table-cell>
          <table:table-cell table:style-name="Tabla13.D2" office:value-type="string">
            <text:p text:style-name="P116">2</text:p>
          </table:table-cell>
          <table:table-cell table:style-name="Tabla13.E2" office:value-type="string">
            <text:p text:style-name="P113"><text:span text:style-name="T47">18</text:span>,<text:span text:style-name="T47">18</text:span></text:p>
          </table:table-cell>
        </table:table-row>
      </table:table>
      <text:p text:style-name="P55"/>
      <table:table table:name="Tabla14" table:style-name="Tabla14">
        <table:table-column table:style-name="Tabla14.A"/>
        <table:table-row table:style-name="Tabla14.1">
          <table:table-cell table:style-name="Tabla14.A1" office:value-type="string">
            <text:p text:style-name="P133"><text:span text:style-name="T53">1.1. </text:span>Análisis/Valoración de los resultados</text:p>
            <text:p text:style-name="P87">Los resultados han sido bastante positivos. <text:span text:style-name="T17">E</text:span>l alumnado ha mostrado interés, es un grupo <text:span text:style-name="T17">trabajador y con buena actitud. E</text:span>n líneas generales, cumplen con los trabajos y deberes que se les señala.</text:p>
            <text:p text:style-name="P87"><text:span text:style-name="T50">Sobre los alumnos que</text:span> no ha<text:span text:style-name="T50">n</text:span> aprobado <text:span text:style-name="T50">el módulo: uno de ellos</text:span> <text:span text:style-name="T17">ha sido</text:span> por <text:span text:style-name="T50">total falta de interés, no ha entregado ninguna actividad ni ha aprobado ninguna de las pruebas realizadas. El otro alumno aprobó todas las pruebas pero le faltaron actividades por entregar.</text:span> </text:p>
            <text:p text:style-name="P23"/>
            <text:p text:style-name="P23"><text:span text:style-name="T45">1.2. </text:span>Dificultades encontradas:</text:p>
            <text:p text:style-name="P91"><text:span text:style-name="T18">Absentismo puntual de </text:span><text:span text:style-name="T19">algunos</text:span><text:span text:style-name="T18"> alumnos, sobre todo llegada la época de </text:span><text:span text:style-name="T20">carnavales</text:span><text:span text:style-name="T18"> debido a bien por trabajos puntuales de estas fechas, por enfermedad o fugas injustificadas.</text:span></text:p>
            <text:p text:style-name="P90">Diferencia de conocimientos iniciales, capacidad y esfuerzo de los alumnos.</text:p>
            <text:p text:style-name="P84"/>
            <text:p text:style-name="P133">1.<text:span text:style-name="T45">3</text:span>. Propuestas de mejora</text:p>
            <text:p text:style-name="P68"><text:span text:style-name="T12">Actualización </text:span><text:span text:style-name="T13">y modificación</text:span><text:span text:style-name="T12"> de </text:span><text:span text:style-name="T13">algunos</text:span><text:span text:style-name="T12"> contenidos </text:span><text:span text:style-name="T13">en las diferentes</text:span><text:span text:style-name="T12"> unidades. </text:span><text:span text:style-name="T13">Además de añadir nuevos recursos.</text:span><text:span text:style-name="T12"> </text:span></text:p>
            <text:p text:style-name="P153">Fomentar y que comprendan la importancia del estudio y trabajo en casa.</text:p>
            <text:p text:style-name="P70"/>
            <text:p text:style-name="P68"><text:span text:style-name="T7">1.</text:span><text:span text:style-name="T8">4</text:span><text:span text:style-name="T7">. </text:span><text:span text:style-name="T8">Plan de recuperación de alumnado evaluado negativamente</text:span></text:p>
            <text:p text:style-name="P65">Para que los alumnos puedan superar las unidades que tienen evaluadas negativamente, en primer lugar tienen que realizar todas las actividades que incluye dicha unidad de trabajo. Cada trimestre se realizará una prueba de recuperación teórico/práctica de cada unidad donde existan alumnos evaluados negativamente. Superar dichas pruebas y la realización de todas las tareas supone “aprobar la unidad de trabajo”. </text:p>
            <text:p text:style-name="P128"/>
          </table:table-cell>
        </table:table-row>
      </table:table>
      <text:p text:style-name="P47"/>
      <text:p text:style-name="P44"><text:soft-page-break/></text:p>
      <text:p text:style-name="P48">SISTEMAS OPERATIVOS EN RED</text:p>
      <text:p text:style-name="P48"/>
      <table:table table:name="Tabla21" table:style-name="Tabla21">
        <table:table-column table:style-name="Tabla21.A"/>
        <table:table-column table:style-name="Tabla21.B"/>
        <table:table-column table:style-name="Tabla21.C"/>
        <table:table-column table:style-name="Tabla21.D"/>
        <table:table-column table:style-name="Tabla21.E"/>
        <table:table-row table:style-name="Tabla21.1">
          <table:table-cell table:style-name="Tabla21.A1" office:value-type="string">
            <text:p text:style-name="P111">Alumnado matriculado</text:p>
          </table:table-cell>
          <table:table-cell table:style-name="Tabla21.A1" office:value-type="string">
            <text:p text:style-name="P111">Evaluación positiva</text:p>
          </table:table-cell>
          <table:table-cell table:style-name="Tabla21.A1" office:value-type="string">
            <text:p text:style-name="P111">%</text:p>
          </table:table-cell>
          <table:table-cell table:style-name="Tabla21.A1" office:value-type="string">
            <text:p text:style-name="P111">Evaluación negativa</text:p>
          </table:table-cell>
          <table:table-cell table:style-name="Tabla21.E1" office:value-type="string">
            <text:p text:style-name="P111">%</text:p>
          </table:table-cell>
        </table:table-row>
        <table:table-row table:style-name="Tabla21.2">
          <table:table-cell table:style-name="Tabla21.A2" office:value-type="string">
            <text:p text:style-name="P58">11</text:p>
          </table:table-cell>
          <table:table-cell table:style-name="Tabla21.B2" office:value-type="string">
            <text:p text:style-name="P58">6</text:p>
          </table:table-cell>
          <table:table-cell table:style-name="Tabla21.C2" office:value-type="string">
            <text:p text:style-name="P105">54%</text:p>
          </table:table-cell>
          <table:table-cell table:style-name="Tabla21.D2" office:value-type="string">
            <text:p text:style-name="P105">5</text:p>
          </table:table-cell>
          <table:table-cell table:style-name="Tabla21.E2" office:value-type="string">
            <text:p text:style-name="P105">46%</text:p>
          </table:table-cell>
        </table:table-row>
      </table:table>
      <text:p text:style-name="P57"/>
      <table:table table:name="Tabla22" table:style-name="Tabla22">
        <table:table-column table:style-name="Tabla22.A"/>
        <table:table-row table:style-name="Tabla22.1">
          <table:table-cell table:style-name="Tabla22.A1" office:value-type="string">
            <text:p text:style-name="P126"/>
            <text:p text:style-name="P134">1.1. Análisis/Valoración de los resultados</text:p>
            <text:p text:style-name="P48"><text:span text:style-name="T14">De los </text:span><text:span text:style-name="T15">5</text:span><text:span text:style-name="T14"> suspendidos un alumno lo hace por no entregar nada ni realizar exámenes y los otros cuatro <text:s/>suspenden el módulo por quedarles alguna parte pendiente que deberán entregar antes de fin de curso. Los demás aprueban sin problemas.</text:span></text:p>
            <text:p text:style-name="P24"/>
            <text:p text:style-name="P24">1.2. Dificultades encontradas:</text:p>
            <text:p text:style-name="P136">Falta de regularidad en la asistencia de algunos alumnos.</text:p>
            <text:p text:style-name="P136">Falta de seriedad de algunos alumnos a la hora de entregar tareas.</text:p>
            <text:p text:style-name="P136">Problemas con las máquinas virtuales.</text:p>
            <text:p text:style-name="P134"/>
            <text:p text:style-name="P134">1.3. Propuestas de mejora</text:p>
            <text:p text:style-name="P76"/>
            <text:p text:style-name="P163">1.<text:span text:style-name="T53">4</text:span>. Plan de recuperación del alumnado evaluado negativamente</text:p>
            <text:p text:style-name="P166">Los alumnos que vayan a las prácticas de empresa con alguna parte pendiente del módulo, tendrán hasta la última semana del curso para entregar las prácticas suspendidas y serán valoradas sobre cinco puntos por ser ya una tercera recuperación.</text:p>
            <text:p text:style-name="P129"/>
          </table:table-cell>
        </table:table-row>
      </table:table>
      <text:p text:style-name="P48"/>
      <text:p text:style-name="P44"/>
      <text:p text:style-name="P155">SERVICIOS EN RED (SRC)</text:p>
      <text:p text:style-name="P44"/>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106">Alumnado matriculado</text:p>
          </table:table-cell>
          <table:table-cell table:style-name="Tabla3.A1" office:value-type="string">
            <text:p text:style-name="P106">Evaluación positiva</text:p>
          </table:table-cell>
          <table:table-cell table:style-name="Tabla3.A1" office:value-type="string">
            <text:p text:style-name="P106">%</text:p>
          </table:table-cell>
          <table:table-cell table:style-name="Tabla3.A1" office:value-type="string">
            <text:p text:style-name="P106">Evaluación negativa</text:p>
          </table:table-cell>
          <table:table-cell table:style-name="Tabla3.E1" office:value-type="string">
            <text:p text:style-name="P106">%</text:p>
          </table:table-cell>
        </table:table-row>
        <table:table-row table:style-name="Tabla3.2">
          <table:table-cell table:style-name="Tabla3.A2" office:value-type="string">
            <text:p text:style-name="P32">11</text:p>
          </table:table-cell>
          <table:table-cell table:style-name="Tabla3.B2" office:value-type="string">
            <text:p text:style-name="P32">10</text:p>
          </table:table-cell>
          <table:table-cell table:style-name="Tabla3.C2" office:value-type="string">
            <text:p text:style-name="P121">91</text:p>
          </table:table-cell>
          <table:table-cell table:style-name="Tabla3.D2" office:value-type="string">
            <text:p text:style-name="P103">1</text:p>
          </table:table-cell>
          <table:table-cell table:style-name="Tabla3.E2" office:value-type="string">
            <text:p text:style-name="P103">9</text:p>
          </table:table-cell>
        </table:table-row>
      </table:table>
      <text:p text:style-name="P52"/>
      <text:p text:style-name="P50"/>
      <table:table table:name="Tabla4" table:style-name="Tabla4">
        <table:table-column table:style-name="Tabla4.A"/>
        <table:table-row table:style-name="Tabla4.1">
          <table:table-cell table:style-name="Tabla4.A1" office:value-type="string">
            <text:p text:style-name="P117"/>
            <text:p text:style-name="P117">1.1. Análisis/Valoración de los resultados</text:p>
            <text:p text:style-name="P117"/>
            <text:p text:style-name="P141">Los resultados se pueden considerar muy buenos. El único alumno que no supera el módulo ha faltado bastante a clase y perdido el ritmo de clase.</text:p>
            <text:p text:style-name="P117"/>
            <text:p text:style-name="P117"/>
            <text:p text:style-name="P117">Dificultades encontradas:</text:p>
            <text:p text:style-name="P142">La mayor dificultad la suponen las faltas periódicas de algunos alumnos que impiden que todo el grupo vaya al mismo ritmo de avance de las clases. </text:p>
            <text:p text:style-name="P117"/>
            <text:p text:style-name="P117">1.2. Propuestas de mejora</text:p>
            <text:p text:style-name="P117"/>
            <text:p text:style-name="P79">Adaptar prácticas y actividades a la evolución tecnológica de los contenidos del <text:soft-page-break/>módulo.</text:p>
            <text:p text:style-name="P117"/>
            <text:p text:style-name="P117">1.3. Plan de recuperación del alumnado evaluado negativamente</text:p>
            <text:p text:style-name="P117"/>
            <text:p text:style-name="P168"><text:span text:style-name="T54">Superan el módulo todos los alumnos que asisten regularmente a clase. El único alumno que no aprueba ha manifestado su intención de abandonar el ciclo y de no realizar ningún tipo de actividad de recuperación.</text:span></text:p>
            <text:p text:style-name="P117"/>
            <text:p text:style-name="P117"/>
          </table:table-cell>
        </table:table-row>
      </table:table>
      <text:p text:style-name="P43"/>
      <text:p text:style-name="P150"/>
      <text:p text:style-name="P156">SERGURIDAD INFORMÁTICA <text:s/>(SGF)</text:p>
      <text:p text:style-name="P49"/>
      <table:table table:name="Tabla15" table:style-name="Tabla15">
        <table:table-column table:style-name="Tabla15.A"/>
        <table:table-column table:style-name="Tabla15.B"/>
        <table:table-column table:style-name="Tabla15.C"/>
        <table:table-column table:style-name="Tabla15.D"/>
        <table:table-column table:style-name="Tabla15.E"/>
        <table:table-row table:style-name="Tabla15.1">
          <table:table-cell table:style-name="Tabla15.A1" office:value-type="string">
            <text:p text:style-name="P110">Alumnado matriculado</text:p>
          </table:table-cell>
          <table:table-cell table:style-name="Tabla15.A1" office:value-type="string">
            <text:p text:style-name="P110">Evaluación positiva</text:p>
          </table:table-cell>
          <table:table-cell table:style-name="Tabla15.A1" office:value-type="string">
            <text:p text:style-name="P110">%</text:p>
          </table:table-cell>
          <table:table-cell table:style-name="Tabla15.A1" office:value-type="string">
            <text:p text:style-name="P110">Evaluación negativa</text:p>
          </table:table-cell>
          <table:table-cell table:style-name="Tabla15.E1" office:value-type="string">
            <text:p text:style-name="P110">%</text:p>
          </table:table-cell>
        </table:table-row>
        <table:table-row table:style-name="Tabla15.2">
          <table:table-cell table:style-name="Tabla15.A2" office:value-type="string">
            <text:p text:style-name="P33">11</text:p>
          </table:table-cell>
          <table:table-cell table:style-name="Tabla15.B2" office:value-type="string">
            <text:p text:style-name="P33">10</text:p>
          </table:table-cell>
          <table:table-cell table:style-name="Tabla15.C2" office:value-type="string">
            <text:p text:style-name="P122">91</text:p>
          </table:table-cell>
          <table:table-cell table:style-name="Tabla15.D2" office:value-type="string">
            <text:p text:style-name="P104">1</text:p>
          </table:table-cell>
          <table:table-cell table:style-name="Tabla15.E2" office:value-type="string">
            <text:p text:style-name="P104">9</text:p>
          </table:table-cell>
        </table:table-row>
      </table:table>
      <text:p text:style-name="P56"/>
      <text:p text:style-name="P51"/>
      <table:table table:name="Tabla16" table:style-name="Tabla16">
        <table:table-column table:style-name="Tabla16.A"/>
        <table:table-row table:style-name="Tabla16.1">
          <table:table-cell table:style-name="Tabla16.A1" office:value-type="string">
            <text:p text:style-name="P118"/>
            <text:p text:style-name="P118">1.1. Análisis/Valoración de los resultados</text:p>
            <text:p text:style-name="P118"/>
            <text:p text:style-name="P167"><text:span text:style-name="T54">Los resultados se pueden considerar muy buenos. El único alumno que no supera el módulo ha faltado bastante a clase y perdido el ritmo de clase.</text:span></text:p>
            <text:p text:style-name="P118"/>
            <text:p text:style-name="P118">Dificultades encontradas:</text:p>
            <text:p text:style-name="P118"/>
            <text:p text:style-name="P142">La mayor dificultad la suponen las faltas periódicas de algunos alumnos que impiden que todo el grupo vaya al mismo ritmo de avance de las clases.</text:p>
            <text:p text:style-name="P118"/>
            <text:p text:style-name="P118">1.2. Propuestas de mejora</text:p>
            <text:p text:style-name="P80"/>
            <text:p text:style-name="P118"/>
            <text:p text:style-name="P118">1.3. Plan de recuperación del alumnado evaluado negativamente</text:p>
            <text:p text:style-name="P118"/>
            <text:p text:style-name="P143">Superan el módulo todos los alumnos que asisten regularmente a clase. El único alumno que no aprueba ha manifestado su intención de abandonar el ciclo y de no realizar ningún tipo de actividad de recuperación.</text:p>
            <text:p text:style-name="P118"/>
            <text:p text:style-name="P118"/>
          </table:table-cell>
        </table:table-row>
      </table:table>
      <text:p text:style-name="P81"/>
      <text:p text:style-name="P97"/>
      <text:p text:style-name="P100">En <text:span text:style-name="T35">Haría</text:span> a <text:span text:style-name="T35">17</text:span> de <text:span text:style-name="T51">abril</text:span> de 20<text:span text:style-name="T35">17</text:span></text:p>
      <text:p text:style-name="P99"/>
      <text:p text:style-name="P99"/>
      <text:p text:style-name="P99">El/la Jefe de Departamento</text:p>
      <text:p text:style-name="P99"/>
      <text:p text:style-name="P99"/>
      <text:p text:style-name="P99"/>
      <text:p text:style-name="P99"/>
      <text:p text:style-name="P99">Fdo.- <text:span text:style-name="T35">Iván Chillón Garcí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sans-serif"/>
    <style:font-face style:name="Mangal2" svg:font-family="Mangal"/>
    <style:font-face style:name="Times New Roman1" svg:font-family="'Times New Roman', serif"/>
    <style:font-face style:name="Courier New" svg:font-family="'Courier New'" style:font-family-generic="modern"/>
    <style:font-face style:name="Mangal1" svg:font-family="Mang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family="Arial"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Lucida Sans Unicode" style:font-family-asian="'Lucida Sans Unicode'" style:font-family-generic-asian="swiss"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left="0cm" fo:margin-right="0cm" fo:text-align="justify" style:justify-single-word="false" fo:text-indent="2cm" style:auto-text-indent="false" fo:keep-with-next="alway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left="7.001cm" fo:margin-right="0cm" fo:text-indent="0cm" style:auto-text-indent="false" fo:keep-with-next="always"/>
      <style:text-properties style:font-name="Times New Roman" fo:font-family="'Times New Roman'" style:font-family-generic="roman" style:font-pitch="variable" fo:font-size="12pt" fo:language="es" fo:country="ES" fo:font-weight="bold" style:font-size-asian="12pt"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style:font-name="Times New Roman" fo:font-family="'Times New Roman'" style:font-family-generic="roman" style:font-pitch="variable" fo:font-size="10pt" fo:language="es" fo:country="ES" fo:font-weight="bold" style:font-size-asian="10pt" style:font-weight-asian="bold" style:font-name-complex="Times New Roman" style:font-family-complex="'Times New Roman'" style:font-family-generic-complex="roman" style:font-pitch-complex="variable"/>
    </style:style>
    <style:style style:name="COMUNICACION_20_TEXTO" style:display-name="COMUNICACION TEXTO" style:family="paragraph" style:parent-style-name="Standard">
      <style:paragraph-properties fo:margin-left="0cm" fo:margin-right="-0.25cm" fo:margin-top="0cm" fo:margin-bottom="0.423cm" loext:contextual-spacing="false" fo:text-align="justify" style:justify-single-word="false" fo:text-indent="0cm" style:auto-text-indent="false"/>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style>
    <style:style style:name="Sangría_20_2_20_de_20_t._20_independiente" style:display-name="Sangría 2 de t. independiente" style:family="paragraph" style:parent-style-name="Standard">
      <style:paragraph-properties fo:margin-left="9.001cm" fo:margin-right="0cm" fo:text-indent="0cm" style:auto-text-indent="false"/>
      <style:text-properties style:font-name="Times New Roman" fo:font-family="'Times New Roman'" style:font-family-generic="roman" style:font-pitch="variable" fo:font-size="12pt" fo:language="es" fo:country="ES" fo:font-weight="bold" style:font-size-asian="12pt" style:font-weight-asian="bold" style:font-name-complex="Times New Roman" style:font-family-complex="'Times New Roman'" style:font-family-generic-complex="roman" style:font-pitch-complex="variable"/>
    </style:style>
    <style:style style:name="Negrita" style:family="paragraph" style:parent-style-name="Standard">
      <style:paragraph-properties fo:text-align="center" style:justify-single-word="false"/>
      <style:text-properties style:font-name="Times New Roman" fo:font-family="'Times New Roman'" style:font-family-generic="roman" style:font-pitch="variable" fo:font-size="15pt" fo:language="es" fo:country="ES" fo:font-weight="bold" style:font-size-asian="15pt" style:font-weight-asian="bold" style:font-name-complex="Times New Roman" style:font-family-complex="'Times New Roman'" style:font-family-generic-complex="roman" style:font-pitch-complex="variable"/>
    </style:style>
    <style:style style:name="Texto_20_independiente_20_2" style:display-name="Texto independiente 2" style:family="paragraph" style:parent-style-name="Standard">
      <style:paragraph-properties fo:margin-top="0cm" fo:margin-bottom="0.212cm" loext:contextual-spacing="false" fo:line-height="2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Párrafo_20_de_20_lista" style:display-name="Párrafo de lista"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style-complex="italic"/>
    </style:style>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font-style-complex="italic"/>
    </style:style>
    <style:style style:name="WW8Num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font-style-complex="italic"/>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style style:name="WW8Num7z0" style:family="text"/>
    <style:style style:name="WW8Num8z0" style:family="text"/>
    <style:style style:name="WW8Num9z0" style:family="text"/>
    <style:style style:name="WW8Num10z0" style:family="text"/>
    <style:style style:name="WW8Num11z0"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3z0" style:family="text"/>
    <style:style style:name="WW8Num14z0"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style style:name="WW8Num19z0" style:family="text"/>
    <style:style style:name="WW8Num20z0"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style style:name="WW8Num26z0" style:family="text"/>
    <style:style style:name="WW8Num27z0" style:family="text"/>
    <style:style style:name="Fuente_20_de_20_párrafo_20_predeter." style:display-name="Fuente de párrafo predeter." style:family="text"/>
    <style:style style:name="Page_20_Number" style:display-name="Page Number" style:family="text" style:parent-style-name="Fuente_20_de_20_párrafo_20_predeter."/>
    <style:style style:name="_20_Car_20_Car" style:display-name=" Car Car" style:family="text" style:parent-style-name="Fuente_20_de_20_párrafo_20_predeter.">
      <style:text-properties fo:language="es" fo:country="ES"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0"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0"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3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z0"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0"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0"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9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9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9z0"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9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0"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0" style:family="table">
      <style:table-properties style:width="16.212cm" table:align="left" style:writing-mode="lr-tb"/>
    </style:style>
    <style:style style:name="Tabla10.A" style:family="table-column">
      <style:table-column-properties style:column-width="1.801cm"/>
    </style:style>
    <style:style style:name="Tabla10.B" style:family="table-column">
      <style:table-column-properties style:column-width="3.604cm"/>
    </style:style>
    <style:style style:name="Tabla10.E" style:family="table-column">
      <style:table-column-properties style:column-width="7.205cm"/>
    </style:style>
    <style:style style:name="Tabla10.1" style:family="table-row">
      <style:table-row-properties style:min-row-height="0.483cm" fo:keep-together="auto"/>
    </style:style>
    <style:style style:name="Tabla10.A1"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a9" style:family="table">
      <style:table-properties style:width="16.212cm" table:align="left" style:writing-mode="lr-tb"/>
    </style:style>
    <style:style style:name="Tabla9.A" style:family="table-column">
      <style:table-column-properties style:column-width="1.801cm"/>
    </style:style>
    <style:style style:name="Tabla9.B" style:family="table-column">
      <style:table-column-properties style:column-width="3.604cm"/>
    </style:style>
    <style:style style:name="Tabla9.E" style:family="table-column">
      <style:table-column-properties style:column-width="7.205cm"/>
    </style:style>
    <style:style style:name="Tabla9.1" style:family="table-row">
      <style:table-row-properties style:min-row-height="0.483cm" fo:keep-together="auto"/>
    </style:style>
    <style:style style:name="Tabla9.A1"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MP1" style:family="paragraph" style:parent-style-name="Header">
      <style:paragraph-properties fo:margin-left="14.702cm" fo:margin-right="-0.002cm" fo:margin-top="0cm" fo:margin-bottom="0.847cm" loext:contextual-spacing="false" fo:text-align="end" style:justify-single-word="false" fo:text-indent="-0.199cm" style:auto-text-indent="false">
        <style:tab-stops>
          <style:tab-stop style:position="7.5cm" style:type="center"/>
        </style:tab-stops>
      </style:paragraph-properties>
      <style:text-properties fo:font-size="10pt" style:font-size-asian="10pt"/>
    </style:style>
    <style:style style:name="MP2" style:family="paragraph" style:parent-style-name="Header">
      <style:paragraph-properties fo:margin-left="-0.75cm" fo:margin-right="0cm" fo:margin-top="0.423cm" fo:margin-bottom="0.212cm" loext:contextual-spacing="false" fo:text-indent="0cm" style:auto-text-indent="false">
        <style:tab-stops>
          <style:tab-stop style:position="0.25cm"/>
          <style:tab-stop style:position="7.5cm" style:type="center"/>
          <style:tab-stop style:position="15cm" style:type="right"/>
        </style:tab-stops>
      </style:paragraph-properties>
    </style:style>
    <style:style style:name="MP3" style:family="paragraph" style:parent-style-name="Footer">
      <style:paragraph-properties fo:text-align="center" style:justify-single-word="false" style:snap-to-layout-grid="false"/>
      <style:text-properties fo:font-size="8pt" style:font-size-asian="8pt" style:font-size-complex="8pt"/>
    </style:style>
    <style:style style:name="MP4" style:family="paragraph" style:parent-style-name="Footer">
      <style:paragraph-properties fo:text-align="center" style:justify-single-word="false"/>
      <style:text-properties fo:font-size="8pt" style:font-size-asian="8pt" style:font-size-complex="8pt"/>
    </style:style>
    <style:style style:name="MP5" style:family="paragraph" style:parent-style-name="Footer">
      <style:paragraph-properties fo:text-align="end" style:justify-single-word="false"/>
    </style:style>
    <style:style style:name="MP6" style:family="paragraph" style:parent-style-name="Footer">
      <style:paragraph-properties fo:margin-left="0cm" fo:margin-right="0.635cm" fo:line-height="150%" fo:text-align="end" style:justify-single-word="false" fo:text-indent="0cm" style:auto-text-indent="false">
        <style:tab-stops>
          <style:tab-stop style:position="11.77cm"/>
        </style:tab-stops>
      </style:paragraph-properties>
    </style:style>
    <style:style style:name="MP7" style:family="paragraph" style:parent-style-name="Footer">
      <style:text-properties fo:font-size="8pt" style:font-size-asian="8pt" style:font-size-complex="8pt"/>
    </style:style>
    <style:style style:name="MP8" style:family="paragraph" style:parent-style-name="Footer">
      <style:text-properties fo:font-size="8pt" fo:language="pt" fo:country="BR" style:font-size-asian="8pt" style:font-size-complex="8pt"/>
    </style:style>
    <style:style style:name="MP9" style:family="paragraph" style:parent-style-name="Footer">
      <style:text-properties fo:language="pt" fo:country="BR"/>
    </style:style>
    <style:style style:name="MT1" style:family="text">
      <style:text-properties fo:font-size="8pt" style:font-size-asian="8pt" style:font-size-complex="8pt"/>
    </style:style>
    <style:style style:name="MT2" style:family="text"/>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46cm" fo:margin-bottom="0.58cm" fo:margin-left="3cm" fo:margin-right="1.75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1.921cm" fo:margin-left="0cm" fo:margin-right="0cm" fo:margin-top="1.822cm" style:dynamic-spacing="true"/>
      </style:footer-style>
    </style:page-layout>
  </office:automatic-styles>
  <office:master-styles>
    <style:master-page style:name="Standard" style:page-layout-name="Mpm1">
      <style:header>
        <text:p text:style-name="MP1"><draw:frame draw:style-name="Mfr1" draw:name="Imagen3" text:anchor-type="as-char" svg:width="0.796cm" svg:height="1.506cm" draw:z-index="8"><draw:image xlink:href="Pictures/100000000000002F00000059A706985BD2A33DF1.jpg" xlink:type="simple" xlink:show="embed" xlink:actuate="onLoad"/></draw:frame></text:p>
      </style:header>
      <style:header-first>
        <text:p text:style-name="MP2"><draw:frame draw:style-name="Mfr2" draw:name="Imagen1" text:anchor-type="char" svg:x="2.196cm" svg:y="1.563cm" svg:width="3.489cm" svg:height="0.462cm" draw:z-index="9"><draw:image xlink:href="Pictures/10000000000000A500000016F0ECE51AC29AAD12.jpg" xlink:type="simple" xlink:show="embed" xlink:actuate="onLoad"/></draw:frame><draw:frame draw:style-name="Mfr1" draw:name="Imagen2" text:anchor-type="as-char" svg:width="6.435cm" svg:height="1.229cm" draw:z-index="0"><draw:image xlink:href="Pictures/10000000000001B0000000528AF98B6746D74B20.jpg" xlink:type="simple" xlink:show="embed" xlink:actuate="onLoad"/></draw:frame></text:p>
      </style:header-first>
      <style:footer>
        <table:table table:name="Tabla10" table:style-name="Tabla10">
          <table:table-column table:style-name="Tabla10.A"/>
          <table:table-column table:style-name="Tabla10.B"/>
          <table:table-column table:style-name="Tabla10.A" table:number-columns-repeated="2"/>
          <table:table-column table:style-name="Tabla10.E"/>
          <table:table-row table:style-name="Tabla10.1">
            <table:table-cell table:style-name="Tabla10.A1" office:value-type="string">
              <text:p text:style-name="MP3">código:</text:p>
            </table:table-cell>
            <table:table-cell table:style-name="Tabla10.A1" office:value-type="string">
              <text:p text:style-name="MP3">F1. POC-PC02.01</text:p>
            </table:table-cell>
            <table:table-cell table:style-name="Tabla10.A1" office:value-type="string">
              <text:p text:style-name="MP4">edición:</text:p>
            </table:table-cell>
            <table:table-cell table:style-name="Tabla10.A1" office:value-type="string">
              <text:p text:style-name="MP4">01</text:p>
            </table:table-cell>
            <table:table-cell table:style-name="Tabla10.A1" office:value-type="string">
              <text:p text:style-name="MP5"><text:span text:style-name="MT1">página </text:span><text:span text:style-name="MT1"><text:page-number text:select-page="current">7</text:page-number></text:span><text:span text:style-name="MT1"> de </text:span><text:span text:style-name="MT1"><text:page-count style:num-format="1">9</text:page-count></text:span></text:p>
            </table:table-cell>
          </table:table-row>
        </table:table>
        <text:p text:style-name="MP6"><text:span text:style-name="Page_20_Number"><text:tab/></text:span></text:p>
      </style:footer>
      <style:footer-first>
        <text:p text:style-name="MP7">Avda. Primero de Mayo, 25<text:tab/> <text:s text:c="118"/>C/ Buenos Aires</text:p>
        <text:p text:style-name="MP7">35002 Las Palmas de Gran Canaria<text:tab/><text:tab/>Edificio tres de Mayo, nº 3 y 5</text:p>
        <text:p text:style-name="MP8">928 30 77 00 <text:s text:c="3"/>(Fax)<text:tab/> <text:s text:c="2"/>928 30 76 74 <text:s text:c="104"/>38071 Santa Cruz de Tenerife</text:p>
        <text:p text:style-name="MP8"><text:tab/> <text:s text:c="53"/><text:tab/> <text:s text:c="2"/>Tfno 922 59 26 03 <text:s/>Fax 922 59 26 10</text:p>
        <text:p text:style-name="MP9"/>
        <table:table table:name="Tabla9" table:style-name="Tabla9">
          <table:table-column table:style-name="Tabla9.A"/>
          <table:table-column table:style-name="Tabla9.B"/>
          <table:table-column table:style-name="Tabla9.A" table:number-columns-repeated="2"/>
          <table:table-column table:style-name="Tabla9.E"/>
          <table:table-row table:style-name="Tabla9.1">
            <table:table-cell table:style-name="Tabla9.A1" office:value-type="string">
              <text:p text:style-name="MP4">código:</text:p>
            </table:table-cell>
            <table:table-cell table:style-name="Tabla9.A1" office:value-type="string">
              <text:p text:style-name="MP4">F1. POC-PC02.01</text:p>
            </table:table-cell>
            <table:table-cell table:style-name="Tabla9.A1" office:value-type="string">
              <text:p text:style-name="MP4">edición:</text:p>
            </table:table-cell>
            <table:table-cell table:style-name="Tabla9.A1" office:value-type="string">
              <text:p text:style-name="MP4">01</text:p>
            </table:table-cell>
            <table:table-cell table:style-name="Tabla9.A1" office:value-type="string">
              <text:p text:style-name="MP5"><text:span text:style-name="MT1">página </text:span><text:span text:style-name="MT1"><text:page-number text:select-page="current">1</text:page-number></text:span><text:span text:style-name="MT1"> de </text:span><text:span text:style-name="MT1"><text:page-count style:num-format="1">9</text:page-count></text:span></text:p>
            </table:table-cell>
          </table:table-row>
        </table:table>
        <text:p text:style-name="Footer"/>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spección de Educación</meta:initial-creator>
    <meta:creation-date>2013-12-19T14:02:00</meta:creation-date>
    <dc:date>2017-04-18T06:51:05.060247601</dc:date>
    <meta:print-date>2016-03-18T09:28:00</meta:print-date>
    <meta:editing-cycles>41</meta:editing-cycles>
    <meta:editing-duration>PT2H47M40S</meta:editing-duration>
    <meta:generator>LibreOffice/5.3.2.2$Linux_X86_64 LibreOffice_project/30m0$Build-2</meta:generator>
    <meta:document-statistic meta:table-count="22" meta:image-count="3" meta:object-count="0" meta:page-count="9" meta:paragraph-count="263" meta:word-count="2500" meta:character-count="15975" meta:non-whitespace-character-count="13379"/>
    <meta:user-defined meta:name="Ruta">Procesos Claves\PC01. Información\POC_PC01.01 Informes a centros directivos</meta:user-defined>
  </office:meta>
</office:document-meta>
</file>